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formx="urn:openoffice:names:experimental:ooxml-odf-interop:xmlns:form:1.0" xmlns:xsi="http://www.w3.org/2001/XMLSchema-instance" xmlns:xsd="http://www.w3.org/2001/XMLSchema" xmlns:xforms="http://www.w3.org/2002/xforms"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scripts/>
  <office:font-face-decls>
    <style:font-face style:name="Droid Sans Mono" svg:font-family="'Droid Sans Mono', monospace, monospace"/>
    <style:font-face style:name="Lohit Devanagari1" svg:font-family="'Lohit Devanagari'"/>
    <style:font-face style:name="sans-serif" svg:font-family="sans-serif"/>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38e3e5" officeooo:paragraph-rsid="0038e3e5"/>
    </style:style>
    <style:style style:name="P2" style:family="paragraph" style:parent-style-name="Standard">
      <style:text-properties style:font-name="sans-serif" officeooo:rsid="0037a195" officeooo:paragraph-rsid="003719b1"/>
    </style:style>
    <style:style style:name="P3" style:family="paragraph" style:parent-style-name="Standard">
      <style:text-properties style:font-name="sans-serif" officeooo:rsid="0038e3e5" officeooo:paragraph-rsid="0038e3e5"/>
    </style:style>
    <style:style style:name="P4" style:family="paragraph" style:parent-style-name="Standard">
      <style:text-properties style:font-name="sans-serif" officeooo:rsid="0039b4e0" officeooo:paragraph-rsid="003cb582"/>
    </style:style>
    <style:style style:name="P5" style:family="paragraph" style:parent-style-name="Standard">
      <style:text-properties style:font-name="sans-serif" officeooo:rsid="0039b4e0" officeooo:paragraph-rsid="0038e3e5"/>
    </style:style>
    <style:style style:name="P6" style:family="paragraph" style:parent-style-name="Standard">
      <style:text-properties style:font-name="sans-serif" officeooo:rsid="0039b4e0" officeooo:paragraph-rsid="0039b4e0"/>
    </style:style>
    <style:style style:name="P7" style:family="paragraph" style:parent-style-name="Standard">
      <style:text-properties style:font-name="sans-serif" officeooo:rsid="003cb582" officeooo:paragraph-rsid="003cb582"/>
    </style:style>
    <style:style style:name="P8" style:family="paragraph" style:parent-style-name="Standard">
      <style:text-properties style:font-name="sans-serif" officeooo:rsid="003e8d95" officeooo:paragraph-rsid="003e8d95"/>
    </style:style>
    <style:style style:name="P9" style:family="paragraph" style:parent-style-name="Standard">
      <style:text-properties style:font-name="sans-serif" officeooo:rsid="00411504" officeooo:paragraph-rsid="00411504"/>
    </style:style>
    <style:style style:name="P10" style:family="paragraph" style:parent-style-name="Standard">
      <style:text-properties style:font-name="sans-serif" officeooo:rsid="0042dd62" officeooo:paragraph-rsid="0042dd62"/>
    </style:style>
    <style:style style:name="P11" style:family="paragraph" style:parent-style-name="Standard">
      <style:text-properties style:font-name="sans-serif" officeooo:rsid="0042dd62" officeooo:paragraph-rsid="00452e84"/>
    </style:style>
    <style:style style:name="P12" style:family="paragraph" style:parent-style-name="Standard">
      <style:text-properties style:font-name="sans-serif" officeooo:rsid="0042dd62" officeooo:paragraph-rsid="0046b36a"/>
    </style:style>
    <style:style style:name="P13" style:family="paragraph" style:parent-style-name="Standard">
      <style:text-properties style:font-name="sans-serif" officeooo:rsid="0042dd62" officeooo:paragraph-rsid="00489fef"/>
    </style:style>
    <style:style style:name="P14" style:family="paragraph" style:parent-style-name="Standard">
      <style:text-properties style:font-name="sans-serif" officeooo:rsid="00452e84" officeooo:paragraph-rsid="00452e84"/>
    </style:style>
    <style:style style:name="P15" style:family="paragraph" style:parent-style-name="Standard">
      <style:text-properties style:font-name="sans-serif" officeooo:rsid="00489fef" officeooo:paragraph-rsid="00489fef"/>
    </style:style>
    <style:style style:name="P16" style:family="paragraph" style:parent-style-name="Standard">
      <style:text-properties style:font-name="sans-serif" officeooo:rsid="00489fef" officeooo:paragraph-rsid="004959f7"/>
    </style:style>
    <style:style style:name="P17" style:family="paragraph" style:parent-style-name="Standard">
      <style:text-properties style:font-name="sans-serif" officeooo:rsid="00489fef" officeooo:paragraph-rsid="004ea9bc"/>
    </style:style>
    <style:style style:name="P18" style:family="paragraph" style:parent-style-name="Standard">
      <style:text-properties style:font-name="sans-serif" officeooo:rsid="004959f7" officeooo:paragraph-rsid="004959f7"/>
    </style:style>
    <style:style style:name="P19" style:family="paragraph" style:parent-style-name="Standard">
      <style:text-properties style:font-name="sans-serif" officeooo:rsid="004959f7" officeooo:paragraph-rsid="0053d4bc"/>
    </style:style>
    <style:style style:name="P20" style:family="paragraph" style:parent-style-name="Standard">
      <style:text-properties style:font-name="sans-serif" officeooo:rsid="0049ae57" officeooo:paragraph-rsid="0049ae57"/>
    </style:style>
    <style:style style:name="P21" style:family="paragraph" style:parent-style-name="Standard">
      <style:text-properties style:font-name="sans-serif" officeooo:rsid="0049ae57" officeooo:paragraph-rsid="004ea9bc"/>
    </style:style>
    <style:style style:name="P22" style:family="paragraph" style:parent-style-name="Standard">
      <style:text-properties style:font-name="sans-serif" officeooo:rsid="004fdb12" officeooo:paragraph-rsid="004fdb12"/>
    </style:style>
    <style:style style:name="P23" style:family="paragraph" style:parent-style-name="Standard">
      <style:text-properties style:font-name="sans-serif" officeooo:rsid="005c2a13" officeooo:paragraph-rsid="005c2a13"/>
    </style:style>
    <style:style style:name="P24" style:family="paragraph" style:parent-style-name="Standard">
      <style:text-properties style:font-name="sans-serif" officeooo:rsid="00654ba8" officeooo:paragraph-rsid="00654ba8" fo:background-color="#ffff00"/>
    </style:style>
    <style:style style:name="P25" style:family="paragraph" style:parent-style-name="Standard">
      <style:text-properties style:font-name="sans-serif" officeooo:rsid="005c2a13" officeooo:paragraph-rsid="005c2a13" fo:background-color="#ffff00"/>
    </style:style>
    <style:style style:name="P26" style:family="paragraph" style:parent-style-name="Standard">
      <style:text-properties style:font-name="sans-serif" officeooo:rsid="00693a3e" officeooo:paragraph-rsid="00693a3e" fo:background-color="#ffff00"/>
    </style:style>
    <style:style style:name="P27" style:family="paragraph" style:parent-style-name="Standard">
      <style:text-properties style:font-name="sans-serif" officeooo:rsid="006966c3" officeooo:paragraph-rsid="006966c3" fo:background-color="#ffff00"/>
    </style:style>
    <style:style style:name="P28" style:family="paragraph" style:parent-style-name="Standard">
      <style:text-properties style:font-name="sans-serif" officeooo:rsid="006966c3" officeooo:paragraph-rsid="0069f266" fo:background-color="#ffff00"/>
    </style:style>
    <style:style style:name="P29" style:family="paragraph" style:parent-style-name="Standard">
      <style:text-properties style:font-name="sans-serif" officeooo:rsid="006966c3" officeooo:paragraph-rsid="006a08fd" fo:background-color="#ffff00"/>
    </style:style>
    <style:style style:name="P30" style:family="paragraph" style:parent-style-name="Standard">
      <style:text-properties style:font-name="sans-serif" officeooo:rsid="006966c3" officeooo:paragraph-rsid="006b52dc" fo:background-color="#ffff00"/>
    </style:style>
    <style:style style:name="P31" style:family="paragraph" style:parent-style-name="Standard">
      <style:text-properties style:font-name="sans-serif" officeooo:rsid="006bfa19" officeooo:paragraph-rsid="006bfa19" fo:background-color="#ffff00"/>
    </style:style>
    <style:style style:name="P32" style:family="paragraph" style:parent-style-name="Standard">
      <style:text-properties style:font-name="sans-serif" officeooo:rsid="006efa69" officeooo:paragraph-rsid="006efa69" fo:background-color="#ffff00"/>
    </style:style>
    <style:style style:name="P33" style:family="paragraph" style:parent-style-name="Standard">
      <style:text-properties style:font-name="sans-serif" officeooo:rsid="0074c15a" officeooo:paragraph-rsid="0074c15a" fo:background-color="#ffff00"/>
    </style:style>
    <style:style style:name="P34" style:family="paragraph" style:parent-style-name="Standard">
      <style:text-properties style:font-name="sans-serif" officeooo:rsid="00760458" officeooo:paragraph-rsid="00760458" fo:background-color="#ffff00"/>
    </style:style>
    <style:style style:name="P35" style:family="paragraph" style:parent-style-name="Standard">
      <style:text-properties style:font-name="sans-serif" officeooo:rsid="0076f161" officeooo:paragraph-rsid="0076f161" fo:background-color="#ffff00"/>
    </style:style>
    <style:style style:name="P36" style:family="paragraph" style:parent-style-name="Standard">
      <style:text-properties style:font-name="sans-serif" officeooo:rsid="0053d4bc" officeooo:paragraph-rsid="004fdb12"/>
    </style:style>
    <style:style style:name="P37" style:family="paragraph" style:parent-style-name="Standard">
      <style:text-properties style:font-name="sans-serif" officeooo:rsid="00535800" officeooo:paragraph-rsid="004fdb12"/>
    </style:style>
    <style:style style:name="P38" style:family="paragraph" style:parent-style-name="Standard">
      <style:text-properties style:font-name="sans-serif" officeooo:rsid="00535800" officeooo:paragraph-rsid="006a08fd"/>
    </style:style>
    <style:style style:name="P39" style:family="paragraph" style:parent-style-name="Standard">
      <style:text-properties style:font-name="sans-serif" officeooo:rsid="0053f063" officeooo:paragraph-rsid="0053d4bc"/>
    </style:style>
    <style:style style:name="P40" style:family="paragraph" style:parent-style-name="Standard">
      <style:text-properties style:font-name="sans-serif" officeooo:rsid="00586d2a" officeooo:paragraph-rsid="0056c0ff"/>
    </style:style>
    <style:style style:name="P41" style:family="paragraph" style:parent-style-name="Standard">
      <style:text-properties style:font-name="sans-serif" officeooo:rsid="005d23e0" officeooo:paragraph-rsid="0056c0ff"/>
    </style:style>
    <style:style style:name="P42" style:family="paragraph" style:parent-style-name="Standard">
      <style:text-properties style:font-name="sans-serif" officeooo:rsid="005f08bf" officeooo:paragraph-rsid="005f08bf"/>
    </style:style>
    <style:style style:name="P43" style:family="paragraph" style:parent-style-name="Standard">
      <style:text-properties style:font-name="sans-serif" officeooo:rsid="00609467" officeooo:paragraph-rsid="005f08bf"/>
    </style:style>
    <style:style style:name="P44" style:family="paragraph" style:parent-style-name="Standard">
      <style:text-properties style:font-name="sans-serif" officeooo:rsid="0052a09e" officeooo:paragraph-rsid="00609467"/>
    </style:style>
    <style:style style:name="P45" style:family="paragraph" style:parent-style-name="Standard">
      <style:text-properties style:font-name="sans-serif" officeooo:rsid="0052a09e" officeooo:paragraph-rsid="00633fbc"/>
    </style:style>
    <style:style style:name="P46" style:family="paragraph" style:parent-style-name="Standard">
      <style:text-properties style:font-name="sans-serif" officeooo:rsid="0064a25d" officeooo:paragraph-rsid="005f08bf"/>
    </style:style>
    <style:style style:name="P47" style:family="paragraph" style:parent-style-name="Standard">
      <style:text-properties style:font-name="sans-serif" officeooo:rsid="0064a25d" officeooo:paragraph-rsid="00633fbc"/>
    </style:style>
    <style:style style:name="P48" style:family="paragraph" style:parent-style-name="Standard">
      <style:text-properties style:font-name="sans-serif" officeooo:rsid="00654ba8" officeooo:paragraph-rsid="00633fbc"/>
    </style:style>
    <style:style style:name="P49" style:family="paragraph" style:parent-style-name="Standard">
      <style:text-properties style:font-name="sans-serif" officeooo:rsid="00654ba8" officeooo:paragraph-rsid="00654ba8"/>
    </style:style>
    <style:style style:name="P50" style:family="paragraph" style:parent-style-name="Standard">
      <style:text-properties style:font-name="sans-serif" officeooo:rsid="00693a3e" officeooo:paragraph-rsid="00693a3e" fo:background-color="transparent"/>
    </style:style>
    <style:style style:name="P51" style:family="paragraph" style:parent-style-name="Standard">
      <style:text-properties style:font-name="sans-serif" officeooo:rsid="006966c3" officeooo:paragraph-rsid="006966c3" fo:background-color="transparent"/>
    </style:style>
    <style:style style:name="P52" style:family="paragraph" style:parent-style-name="Standard">
      <style:text-properties style:font-name="sans-serif" officeooo:rsid="0069f266" officeooo:paragraph-rsid="0069f266" fo:background-color="transparent"/>
    </style:style>
    <style:style style:name="P53" style:family="paragraph" style:parent-style-name="Standard">
      <style:text-properties style:font-name="sans-serif" officeooo:rsid="006a07ad" officeooo:paragraph-rsid="006a07ad" fo:background-color="transparent"/>
    </style:style>
    <style:style style:name="P54" style:family="paragraph" style:parent-style-name="Standard">
      <style:text-properties style:font-name="sans-serif" officeooo:rsid="006a07ad" officeooo:paragraph-rsid="006a08fd" fo:background-color="transparent"/>
    </style:style>
    <style:style style:name="P55" style:family="paragraph" style:parent-style-name="Standard">
      <style:text-properties style:font-name="sans-serif" officeooo:rsid="006b52dc" officeooo:paragraph-rsid="006b52dc" fo:background-color="transparent"/>
    </style:style>
    <style:style style:name="P56" style:family="paragraph" style:parent-style-name="Standard">
      <style:text-properties style:font-name="sans-serif" officeooo:rsid="006b52dc" officeooo:paragraph-rsid="006dea5a" fo:background-color="transparent"/>
    </style:style>
    <style:style style:name="P57" style:family="paragraph" style:parent-style-name="Standard">
      <style:text-properties style:font-name="sans-serif" officeooo:rsid="006b1d39" officeooo:paragraph-rsid="006b1d39"/>
    </style:style>
    <style:style style:name="P58" style:family="paragraph" style:parent-style-name="Standard">
      <style:text-properties style:font-name="sans-serif" officeooo:rsid="006b52dc" officeooo:paragraph-rsid="006b52dc"/>
    </style:style>
    <style:style style:name="P59" style:family="paragraph" style:parent-style-name="Standard">
      <style:text-properties style:font-name="sans-serif" officeooo:rsid="006bfa19" officeooo:paragraph-rsid="006bfa19"/>
    </style:style>
    <style:style style:name="P60" style:family="paragraph" style:parent-style-name="Standard">
      <style:text-properties style:font-name="sans-serif" officeooo:rsid="006a08fd" officeooo:paragraph-rsid="006a08fd"/>
    </style:style>
    <style:style style:name="P61" style:family="paragraph" style:parent-style-name="Standard">
      <style:text-properties style:font-name="sans-serif" officeooo:rsid="006efa69" officeooo:paragraph-rsid="006efa69"/>
    </style:style>
    <style:style style:name="P62" style:family="paragraph" style:parent-style-name="Standard">
      <style:text-properties style:font-name="sans-serif" officeooo:rsid="006efa69" officeooo:paragraph-rsid="0074c15a"/>
    </style:style>
    <style:style style:name="P63" style:family="paragraph" style:parent-style-name="Standard">
      <style:text-properties style:font-name="sans-serif" officeooo:rsid="00733f0a" officeooo:paragraph-rsid="00733f0a"/>
    </style:style>
    <style:style style:name="P64" style:family="paragraph" style:parent-style-name="Standard">
      <style:text-properties style:font-name="sans-serif" officeooo:rsid="0076f161" officeooo:paragraph-rsid="0076f161"/>
    </style:style>
    <style:style style:name="P65" style:family="paragraph" style:parent-style-name="Standard">
      <style:text-properties style:font-name="sans-serif" officeooo:rsid="00778740" officeooo:paragraph-rsid="00778740"/>
    </style:style>
    <style:style style:name="P66" style:family="paragraph" style:parent-style-name="Standard">
      <style:text-properties officeooo:paragraph-rsid="0042dd62"/>
    </style:style>
    <style:style style:name="P67" style:family="paragraph" style:parent-style-name="Standard">
      <style:text-properties officeooo:paragraph-rsid="00452e84"/>
    </style:style>
    <style:style style:name="P68" style:family="paragraph" style:parent-style-name="Standard">
      <style:text-properties officeooo:paragraph-rsid="00489fef"/>
    </style:style>
    <style:style style:name="P69" style:family="paragraph" style:parent-style-name="Standard">
      <style:paragraph-properties style:line-height-at-least="0.503cm"/>
      <style:text-properties fo:color="#cccccc" style:font-name="Droid Sans Mono" fo:font-size="10.5pt" fo:font-weight="normal" fo:background-color="#1f1f1f"/>
    </style:style>
    <style:style style:name="P70" style:family="paragraph" style:parent-style-name="Standard">
      <style:text-properties fo:color="#4ec9b0" style:font-name="Droid Sans Mono" fo:font-size="10.5pt" fo:font-weight="normal" officeooo:paragraph-rsid="0049ae57" fo:background-color="#1f1f1f"/>
    </style:style>
    <style:style style:name="P71" style:family="paragraph" style:parent-style-name="Standard">
      <style:text-properties officeooo:paragraph-rsid="004959f7"/>
    </style:style>
    <style:style style:name="P72" style:family="paragraph" style:parent-style-name="Standard">
      <style:text-properties fo:color="#c9211e" style:font-name="sans-serif" officeooo:rsid="00489fef" officeooo:paragraph-rsid="004959f7"/>
    </style:style>
    <style:style style:name="P73" style:family="paragraph" style:parent-style-name="Standard">
      <style:text-properties fo:color="#c9211e" style:font-name="sans-serif" officeooo:rsid="00535800" officeooo:paragraph-rsid="004fdb12"/>
    </style:style>
    <style:style style:name="P74" style:family="paragraph" style:parent-style-name="Standard">
      <style:text-properties officeooo:paragraph-rsid="004ea9bc"/>
    </style:style>
    <style:style style:name="P75" style:family="paragraph" style:parent-style-name="Standard">
      <style:text-properties officeooo:paragraph-rsid="004fdb12"/>
    </style:style>
    <style:style style:name="P76" style:family="paragraph" style:parent-style-name="Standard">
      <style:text-properties officeooo:rsid="0053d4bc" officeooo:paragraph-rsid="0053d4bc"/>
    </style:style>
    <style:style style:name="P77" style:family="paragraph" style:parent-style-name="Standard">
      <style:text-properties officeooo:paragraph-rsid="0053d4bc"/>
    </style:style>
    <style:style style:name="P78" style:family="paragraph" style:parent-style-name="Standard">
      <style:text-properties officeooo:rsid="0056c0ff" officeooo:paragraph-rsid="0056c0ff"/>
    </style:style>
    <style:style style:name="P79" style:family="paragraph" style:parent-style-name="Standard">
      <style:text-properties officeooo:rsid="005c2a13" officeooo:paragraph-rsid="005c2a13"/>
    </style:style>
    <style:style style:name="P80" style:family="paragraph" style:parent-style-name="Standard">
      <style:text-properties officeooo:paragraph-rsid="005c2a13"/>
    </style:style>
    <style:style style:name="P81" style:family="paragraph" style:parent-style-name="Standard">
      <style:text-properties officeooo:rsid="005d23e0" officeooo:paragraph-rsid="005d23e0"/>
    </style:style>
    <style:style style:name="P82" style:family="paragraph" style:parent-style-name="Standard">
      <style:text-properties officeooo:rsid="005f08bf" officeooo:paragraph-rsid="005f08bf"/>
    </style:style>
    <style:style style:name="P83" style:family="paragraph" style:parent-style-name="Standard">
      <style:text-properties officeooo:rsid="005f08bf" officeooo:paragraph-rsid="00633fbc"/>
    </style:style>
    <style:style style:name="P84" style:family="paragraph" style:parent-style-name="Standard">
      <style:text-properties officeooo:paragraph-rsid="005f08bf"/>
    </style:style>
    <style:style style:name="P85" style:family="paragraph" style:parent-style-name="Standard">
      <style:text-properties officeooo:paragraph-rsid="00609467"/>
    </style:style>
    <style:style style:name="P86" style:family="paragraph" style:parent-style-name="Standard">
      <style:text-properties officeooo:rsid="00633fbc" officeooo:paragraph-rsid="00633fbc"/>
    </style:style>
    <style:style style:name="P87" style:family="paragraph" style:parent-style-name="Standard">
      <style:text-properties officeooo:paragraph-rsid="00633fbc"/>
    </style:style>
    <style:style style:name="P88" style:family="paragraph" style:parent-style-name="Standard">
      <style:text-properties officeooo:paragraph-rsid="0069f266"/>
    </style:style>
    <style:style style:name="P89" style:family="paragraph" style:parent-style-name="Standard">
      <style:text-properties officeooo:paragraph-rsid="006a07ad"/>
    </style:style>
    <style:style style:name="P90" style:family="paragraph" style:parent-style-name="Standard">
      <style:text-properties officeooo:paragraph-rsid="006a08fd"/>
    </style:style>
    <style:style style:name="P91" style:family="paragraph" style:parent-style-name="Standard">
      <style:text-properties officeooo:paragraph-rsid="006b52dc"/>
    </style:style>
    <style:style style:name="P92" style:family="paragraph" style:parent-style-name="Standard">
      <style:text-properties officeooo:paragraph-rsid="006dea5a"/>
    </style:style>
    <style:style style:name="P93" style:family="paragraph" style:parent-style-name="Standard">
      <style:text-properties officeooo:paragraph-rsid="006efa69"/>
    </style:style>
    <style:style style:name="P94" style:family="paragraph" style:parent-style-name="Standard">
      <style:text-properties officeooo:rsid="006fd878" officeooo:paragraph-rsid="006fd878"/>
    </style:style>
    <style:style style:name="P95" style:family="paragraph" style:parent-style-name="Standard">
      <style:text-properties officeooo:rsid="00706f06" officeooo:paragraph-rsid="00706f06"/>
    </style:style>
    <style:style style:name="P96" style:family="paragraph" style:parent-style-name="Standard">
      <style:text-properties officeooo:paragraph-rsid="00723042"/>
    </style:style>
    <style:style style:name="P97" style:family="paragraph" style:parent-style-name="Standard">
      <style:text-properties officeooo:paragraph-rsid="0076f161"/>
    </style:style>
    <style:style style:name="P98" style:family="paragraph" style:parent-style-name="Standard" style:master-page-name="Standard">
      <style:paragraph-properties style:page-number="auto"/>
      <style:text-properties style:font-name="sans-serif" officeooo:rsid="003719b1" officeooo:paragraph-rsid="003719b1"/>
    </style:style>
    <style:style style:name="P99" style:family="paragraph" style:parent-style-name="Standard">
      <style:text-properties style:font-name="sans-serif" officeooo:rsid="006fd878" officeooo:paragraph-rsid="006fd878"/>
    </style:style>
    <style:style style:name="P100" style:family="paragraph" style:parent-style-name="Standard">
      <style:text-properties style:font-name="sans-serif" officeooo:rsid="006fd878" officeooo:paragraph-rsid="007f0989"/>
    </style:style>
    <style:style style:name="P101" style:family="paragraph" style:parent-style-name="Standard">
      <style:text-properties style:font-name="sans-serif" officeooo:rsid="00723042" officeooo:paragraph-rsid="00706f06"/>
    </style:style>
    <style:style style:name="P102" style:family="paragraph" style:parent-style-name="Standard">
      <style:text-properties style:font-name="sans-serif" officeooo:rsid="00723042" officeooo:paragraph-rsid="00723042" fo:background-color="#ffff00"/>
    </style:style>
    <style:style style:name="P103" style:family="paragraph" style:parent-style-name="Standard">
      <style:text-properties style:font-name="sans-serif" officeooo:rsid="0076f161" officeooo:paragraph-rsid="00784630" fo:background-color="#ffff00"/>
    </style:style>
    <style:style style:name="P104" style:family="paragraph" style:parent-style-name="Standard">
      <style:text-properties style:font-name="sans-serif" officeooo:rsid="0076f161" officeooo:paragraph-rsid="007a3ca9" fo:background-color="#ffff00"/>
    </style:style>
    <style:style style:name="P105" style:family="paragraph" style:parent-style-name="Standard">
      <style:text-properties style:font-name="sans-serif" officeooo:rsid="0076f161" officeooo:paragraph-rsid="007ba769" fo:background-color="#ffff00"/>
    </style:style>
    <style:style style:name="P106" style:family="paragraph" style:parent-style-name="Standard">
      <style:text-properties style:font-name="sans-serif" officeooo:rsid="0076f161" officeooo:paragraph-rsid="007df7f5" fo:background-color="#ffff00"/>
    </style:style>
    <style:style style:name="P107" style:family="paragraph" style:parent-style-name="Standard">
      <style:text-properties style:font-name="sans-serif" officeooo:rsid="0076f161" officeooo:paragraph-rsid="007f0989" fo:background-color="#ffff00"/>
    </style:style>
    <style:style style:name="P108" style:family="paragraph" style:parent-style-name="Standard">
      <style:text-properties style:font-name="sans-serif" officeooo:rsid="0076f161" officeooo:paragraph-rsid="007fc488" fo:background-color="#ffff00"/>
    </style:style>
    <style:style style:name="P109" style:family="paragraph" style:parent-style-name="Standard">
      <style:text-properties style:font-name="sans-serif" officeooo:rsid="0074c15a" officeooo:paragraph-rsid="0074c15a" fo:background-color="transparent"/>
    </style:style>
    <style:style style:name="P110" style:family="paragraph" style:parent-style-name="Standard">
      <style:text-properties style:font-name="sans-serif" officeooo:rsid="00778740" officeooo:paragraph-rsid="00778740"/>
    </style:style>
    <style:style style:name="P111" style:family="paragraph" style:parent-style-name="Standard">
      <style:text-properties style:font-name="sans-serif" officeooo:rsid="00778740" officeooo:paragraph-rsid="00784630"/>
    </style:style>
    <style:style style:name="P112" style:family="paragraph" style:parent-style-name="Standard">
      <style:text-properties style:font-name="sans-serif" officeooo:rsid="00778740" officeooo:paragraph-rsid="007a3ca9"/>
    </style:style>
    <style:style style:name="P113" style:family="paragraph" style:parent-style-name="Standard">
      <style:text-properties style:font-name="sans-serif" officeooo:rsid="00778740" officeooo:paragraph-rsid="007ba769"/>
    </style:style>
    <style:style style:name="P114" style:family="paragraph" style:parent-style-name="Standard">
      <style:text-properties style:font-name="sans-serif" officeooo:rsid="00778740" officeooo:paragraph-rsid="007df7f5"/>
    </style:style>
    <style:style style:name="P115" style:family="paragraph" style:parent-style-name="Standard">
      <style:text-properties style:font-name="sans-serif" officeooo:rsid="00778740" officeooo:paragraph-rsid="007f0989"/>
    </style:style>
    <style:style style:name="P116" style:family="paragraph" style:parent-style-name="Standard">
      <style:text-properties style:font-name="sans-serif" officeooo:rsid="00778740" officeooo:paragraph-rsid="0080f70b"/>
    </style:style>
    <style:style style:name="P117" style:family="paragraph" style:parent-style-name="Standard">
      <style:text-properties style:font-name="sans-serif" officeooo:rsid="006a08fd" officeooo:paragraph-rsid="006a08fd"/>
    </style:style>
    <style:style style:name="P118" style:family="paragraph" style:parent-style-name="Standard">
      <style:text-properties style:font-name="sans-serif" officeooo:rsid="0079fabc" officeooo:paragraph-rsid="0079fabc"/>
    </style:style>
    <style:style style:name="P119" style:family="paragraph" style:parent-style-name="Standard">
      <style:text-properties style:font-name="sans-serif" officeooo:rsid="007c03b1" officeooo:paragraph-rsid="007c03b1"/>
    </style:style>
    <style:style style:name="P120" style:family="paragraph" style:parent-style-name="Standard">
      <style:text-properties style:font-name="sans-serif" officeooo:rsid="007c03b1" officeooo:paragraph-rsid="007fc488"/>
    </style:style>
    <style:style style:name="P121" style:family="paragraph" style:parent-style-name="Standard">
      <style:text-properties style:font-name="sans-serif" officeooo:rsid="0080f70b" officeooo:paragraph-rsid="0080f70b"/>
    </style:style>
    <style:style style:name="P122" style:family="paragraph" style:parent-style-name="Standard">
      <style:text-properties officeooo:paragraph-rsid="00784630"/>
    </style:style>
    <style:style style:name="P123" style:family="paragraph" style:parent-style-name="Standard">
      <style:text-properties officeooo:paragraph-rsid="007a3ca9"/>
    </style:style>
    <style:style style:name="P124" style:family="paragraph" style:parent-style-name="Standard">
      <style:text-properties officeooo:paragraph-rsid="007ba769"/>
    </style:style>
    <style:style style:name="P125" style:family="paragraph" style:parent-style-name="Standard">
      <style:text-properties officeooo:rsid="007ba769" officeooo:paragraph-rsid="007ba769"/>
    </style:style>
    <style:style style:name="P126" style:family="paragraph" style:parent-style-name="Standard">
      <style:text-properties officeooo:rsid="007ba769" officeooo:paragraph-rsid="007df7f5"/>
    </style:style>
    <style:style style:name="P127" style:family="paragraph" style:parent-style-name="Standard">
      <style:text-properties officeooo:paragraph-rsid="007df7f5"/>
    </style:style>
    <style:style style:name="P128" style:family="paragraph" style:parent-style-name="Standard">
      <style:text-properties officeooo:rsid="007df7f5" officeooo:paragraph-rsid="007df7f5"/>
    </style:style>
    <style:style style:name="P129" style:family="paragraph" style:parent-style-name="Standard">
      <style:text-properties officeooo:rsid="007df7f5" officeooo:paragraph-rsid="007f0989"/>
    </style:style>
    <style:style style:name="P130" style:family="paragraph" style:parent-style-name="Standard">
      <style:text-properties officeooo:paragraph-rsid="007f0989"/>
    </style:style>
    <style:style style:name="P131" style:family="paragraph" style:parent-style-name="Standard">
      <style:text-properties officeooo:rsid="007f0989" officeooo:paragraph-rsid="007f0989"/>
    </style:style>
    <style:style style:name="P132" style:family="paragraph" style:parent-style-name="Standard">
      <style:text-properties officeooo:paragraph-rsid="007fc488"/>
    </style:style>
    <style:style style:name="P133" style:family="paragraph" style:parent-style-name="Standard">
      <style:text-properties officeooo:rsid="007fc488" officeooo:paragraph-rsid="007fc488"/>
    </style:style>
    <style:style style:name="P134" style:family="paragraph" style:parent-style-name="Standard">
      <style:text-properties officeooo:rsid="0080f70b" officeooo:paragraph-rsid="0080f70b"/>
    </style:style>
    <style:style style:name="P135" style:family="paragraph" style:parent-style-name="Standard">
      <style:text-properties officeooo:paragraph-rsid="0080f70b"/>
    </style:style>
    <style:style style:name="T1" style:family="text">
      <style:text-properties style:font-name="sans-serif"/>
    </style:style>
    <style:style style:name="T2" style:family="text">
      <style:text-properties style:font-name="sans-serif" officeooo:rsid="003817cd"/>
    </style:style>
    <style:style style:name="T3" style:family="text">
      <style:text-properties style:font-name="sans-serif" officeooo:rsid="0042dd62"/>
    </style:style>
    <style:style style:name="T4" style:family="text">
      <style:text-properties style:font-name="sans-serif" officeooo:rsid="00411504"/>
    </style:style>
    <style:style style:name="T5" style:family="text">
      <style:text-properties style:font-name="sans-serif" officeooo:rsid="0046b36a"/>
    </style:style>
    <style:style style:name="T6" style:family="text">
      <style:text-properties style:font-name="sans-serif" officeooo:rsid="00489fef"/>
    </style:style>
    <style:style style:name="T7" style:family="text">
      <style:text-properties style:font-name="sans-serif" officeooo:rsid="004959f7"/>
    </style:style>
    <style:style style:name="T8" style:family="text">
      <style:text-properties style:font-name="sans-serif" fo:background-color="#ffff00" loext:char-shading-value="0"/>
    </style:style>
    <style:style style:name="T9" style:family="text">
      <style:text-properties style:font-name="sans-serif" officeooo:rsid="00489fef" fo:background-color="#ffff00" loext:char-shading-value="0"/>
    </style:style>
    <style:style style:name="T10" style:family="text">
      <style:text-properties style:font-name="sans-serif" officeooo:rsid="00411504" fo:background-color="#ffff00" loext:char-shading-value="0"/>
    </style:style>
    <style:style style:name="T11" style:family="text">
      <style:text-properties style:font-name="sans-serif" officeooo:rsid="0053d4bc" fo:background-color="#ffff00" loext:char-shading-value="0"/>
    </style:style>
    <style:style style:name="T12" style:family="text">
      <style:text-properties style:font-name="sans-serif" officeooo:rsid="00452e84" fo:background-color="#ffff00" loext:char-shading-value="0"/>
    </style:style>
    <style:style style:name="T13" style:family="text">
      <style:text-properties style:font-name="sans-serif" officeooo:rsid="004ea9bc" fo:background-color="#ffff00" loext:char-shading-value="0"/>
    </style:style>
    <style:style style:name="T14" style:family="text">
      <style:text-properties style:font-name="sans-serif" officeooo:rsid="005c2a13" fo:background-color="#ffff00" loext:char-shading-value="0"/>
    </style:style>
    <style:style style:name="T15" style:family="text">
      <style:text-properties style:font-name="sans-serif" officeooo:rsid="00535800" fo:background-color="#ffff00" loext:char-shading-value="0"/>
    </style:style>
    <style:style style:name="T16" style:family="text">
      <style:text-properties style:font-name="sans-serif" officeooo:rsid="00609467" fo:background-color="#ffff00" loext:char-shading-value="0"/>
    </style:style>
    <style:style style:name="T17" style:family="text">
      <style:text-properties style:font-name="sans-serif" officeooo:rsid="0069f266" fo:background-color="#ffff00" loext:char-shading-value="0"/>
    </style:style>
    <style:style style:name="T18" style:family="text">
      <style:text-properties style:font-name="sans-serif" officeooo:rsid="004ea9bc"/>
    </style:style>
    <style:style style:name="T19" style:family="text">
      <style:text-properties style:font-name="sans-serif" officeooo:rsid="004fdb12"/>
    </style:style>
    <style:style style:name="T20" style:family="text">
      <style:text-properties style:font-name="sans-serif" officeooo:rsid="0052a09e"/>
    </style:style>
    <style:style style:name="T21" style:family="text">
      <style:text-properties style:font-name="sans-serif" officeooo:rsid="00535800"/>
    </style:style>
    <style:style style:name="T22" style:family="text">
      <style:text-properties style:font-name="sans-serif" officeooo:rsid="0053d4bc"/>
    </style:style>
    <style:style style:name="T23" style:family="text">
      <style:text-properties style:font-name="sans-serif" officeooo:rsid="0053f063"/>
    </style:style>
    <style:style style:name="T24" style:family="text">
      <style:text-properties style:font-name="sans-serif" officeooo:rsid="005539f4"/>
    </style:style>
    <style:style style:name="T25" style:family="text">
      <style:text-properties style:font-name="sans-serif" officeooo:rsid="00586d2a"/>
    </style:style>
    <style:style style:name="T26" style:family="text">
      <style:text-properties style:font-name="sans-serif" officeooo:rsid="005c2a13"/>
    </style:style>
    <style:style style:name="T27" style:family="text">
      <style:text-properties style:font-name="sans-serif" officeooo:rsid="005d23e0"/>
    </style:style>
    <style:style style:name="T28" style:family="text">
      <style:text-properties style:font-name="sans-serif" officeooo:rsid="005f08bf"/>
    </style:style>
    <style:style style:name="T29" style:family="text">
      <style:text-properties style:font-name="sans-serif" officeooo:rsid="005faed7"/>
    </style:style>
    <style:style style:name="T30" style:family="text">
      <style:text-properties style:font-name="sans-serif" officeooo:rsid="00609467"/>
    </style:style>
    <style:style style:name="T31" style:family="text">
      <style:text-properties style:font-name="sans-serif" officeooo:rsid="00633fbc"/>
    </style:style>
    <style:style style:name="T32" style:family="text">
      <style:text-properties style:font-name="sans-serif" officeooo:rsid="0064a25d"/>
    </style:style>
    <style:style style:name="T33" style:family="text">
      <style:text-properties style:font-name="sans-serif" fo:background-color="transparent" loext:char-shading-value="0"/>
    </style:style>
    <style:style style:name="T34" style:family="text">
      <style:text-properties style:font-name="sans-serif" officeooo:rsid="0069f266" fo:background-color="transparent" loext:char-shading-value="0"/>
    </style:style>
    <style:style style:name="T35" style:family="text">
      <style:text-properties style:font-name="sans-serif" officeooo:rsid="006a07ad" fo:background-color="transparent" loext:char-shading-value="0"/>
    </style:style>
    <style:style style:name="T36" style:family="text">
      <style:text-properties style:font-name="sans-serif" officeooo:rsid="006966c3" fo:background-color="transparent" loext:char-shading-value="0"/>
    </style:style>
    <style:style style:name="T37" style:family="text">
      <style:text-properties style:font-name="sans-serif" officeooo:rsid="006b1d39" fo:background-color="transparent" loext:char-shading-value="0"/>
    </style:style>
    <style:style style:name="T38" style:family="text">
      <style:text-properties style:font-name="sans-serif" officeooo:rsid="006b52dc" fo:background-color="transparent" loext:char-shading-value="0"/>
    </style:style>
    <style:style style:name="T39" style:family="text">
      <style:text-properties style:font-name="sans-serif" officeooo:rsid="006dea5a" fo:background-color="transparent" loext:char-shading-value="0"/>
    </style:style>
    <style:style style:name="T40" style:family="text">
      <style:text-properties style:font-name="sans-serif" officeooo:rsid="00723042" fo:background-color="transparent" loext:char-shading-value="0"/>
    </style:style>
    <style:style style:name="T41" style:family="text">
      <style:text-properties style:font-name="sans-serif" officeooo:rsid="0074c15a" fo:background-color="transparent" loext:char-shading-value="0"/>
    </style:style>
    <style:style style:name="T42" style:family="text">
      <style:text-properties style:font-name="sans-serif" officeooo:rsid="0076f161" fo:background-color="transparent" loext:char-shading-value="0"/>
    </style:style>
    <style:style style:name="T43" style:family="text">
      <style:text-properties style:font-name="sans-serif" officeooo:rsid="0079fabc" fo:background-color="transparent" loext:char-shading-value="0"/>
    </style:style>
    <style:style style:name="T44" style:family="text">
      <style:text-properties style:font-name="sans-serif" officeooo:rsid="007a3ca9" fo:background-color="transparent" loext:char-shading-value="0"/>
    </style:style>
    <style:style style:name="T45" style:family="text">
      <style:text-properties style:font-name="sans-serif" officeooo:rsid="007b0e86" fo:background-color="transparent" loext:char-shading-value="0"/>
    </style:style>
    <style:style style:name="T46" style:family="text">
      <style:text-properties style:font-name="sans-serif" officeooo:rsid="007c03b1" fo:background-color="transparent" loext:char-shading-value="0"/>
    </style:style>
    <style:style style:name="T47" style:family="text">
      <style:text-properties style:font-name="sans-serif" officeooo:rsid="007df7f5" fo:background-color="transparent" loext:char-shading-value="0"/>
    </style:style>
    <style:style style:name="T48" style:family="text">
      <style:text-properties style:font-name="sans-serif" officeooo:rsid="007fc488" fo:background-color="transparent" loext:char-shading-value="0"/>
    </style:style>
    <style:style style:name="T49" style:family="text">
      <style:text-properties style:font-name="sans-serif" officeooo:rsid="0080f70b" fo:background-color="transparent" loext:char-shading-value="0"/>
    </style:style>
    <style:style style:name="T50" style:family="text">
      <style:text-properties style:font-name="sans-serif" officeooo:rsid="006efa69"/>
    </style:style>
    <style:style style:name="T51" style:family="text">
      <style:text-properties style:font-name="sans-serif" officeooo:rsid="006fd878"/>
    </style:style>
    <style:style style:name="T52" style:family="text">
      <style:text-properties style:font-name="sans-serif" officeooo:rsid="00723042"/>
    </style:style>
    <style:style style:name="T53" style:family="text">
      <style:text-properties officeooo:rsid="003e8d95"/>
    </style:style>
    <style:style style:name="T54" style:family="text">
      <style:text-properties officeooo:rsid="00411504"/>
    </style:style>
    <style:style style:name="T55" style:family="text">
      <style:text-properties officeooo:rsid="00452e84"/>
    </style:style>
    <style:style style:name="T56" style:family="text">
      <style:text-properties officeooo:rsid="0046b36a"/>
    </style:style>
    <style:style style:name="T57" style:family="text">
      <style:text-properties officeooo:rsid="00489fef"/>
    </style:style>
    <style:style style:name="T58" style:family="text">
      <style:text-properties officeooo:rsid="004959f7"/>
    </style:style>
    <style:style style:name="T59" style:family="text">
      <style:text-properties officeooo:rsid="0049ae57"/>
    </style:style>
    <style:style style:name="T60" style:family="text">
      <style:text-properties fo:background-color="#ffff00" loext:char-shading-value="0"/>
    </style:style>
    <style:style style:name="T61" style:family="text">
      <style:text-properties officeooo:rsid="00489fef" fo:background-color="#ffff00" loext:char-shading-value="0"/>
    </style:style>
    <style:style style:name="T62" style:family="text">
      <style:text-properties officeooo:rsid="0042dd62"/>
    </style:style>
    <style:style style:name="T63" style:family="text">
      <style:text-properties officeooo:rsid="004ea9bc"/>
    </style:style>
    <style:style style:name="T64" style:family="text">
      <style:text-properties officeooo:rsid="004fdb12"/>
    </style:style>
    <style:style style:name="T65" style:family="text">
      <style:text-properties officeooo:rsid="0069f266"/>
    </style:style>
    <style:style style:name="T66" style:family="text">
      <style:text-properties officeooo:rsid="006b1d39"/>
    </style:style>
    <style:style style:name="T67" style:family="text">
      <style:text-properties officeooo:rsid="006b52dc"/>
    </style:style>
    <style:style style:name="T68" style:family="text">
      <style:text-properties officeooo:rsid="006bfa19"/>
    </style:style>
    <style:style style:name="T69" style:family="text">
      <style:text-properties officeooo:rsid="006dea5a"/>
    </style:style>
    <style:style style:name="T70" style:family="text">
      <style:text-properties officeooo:rsid="006fd878"/>
    </style:style>
    <style:style style:name="T71" style:family="text">
      <style:text-properties officeooo:rsid="0074c15a"/>
    </style:style>
    <style:style style:name="T72" style:family="text">
      <style:text-properties fo:background-color="transparent" loext:char-shading-value="0"/>
    </style:style>
    <style:style style:name="T73" style:family="text">
      <style:text-properties officeooo:rsid="006966c3" fo:background-color="transparent" loext:char-shading-value="0"/>
    </style:style>
    <style:style style:name="T74" style:family="text">
      <style:text-properties officeooo:rsid="006b52dc" fo:background-color="transparent" loext:char-shading-value="0"/>
    </style:style>
    <style:style style:name="T75" style:family="text">
      <style:text-properties officeooo:rsid="00723042" fo:background-color="transparent" loext:char-shading-value="0"/>
    </style:style>
    <style:style style:name="T76" style:family="text">
      <style:text-properties officeooo:rsid="00733f0a" fo:background-color="transparent" loext:char-shading-value="0"/>
    </style:style>
    <style:style style:name="T77" style:family="text">
      <style:text-properties officeooo:rsid="0074c15a" fo:background-color="transparent" loext:char-shading-value="0"/>
    </style:style>
    <style:style style:name="T78" style:family="text">
      <style:text-properties officeooo:rsid="00778827" fo:background-color="transparent" loext:char-shading-value="0"/>
    </style:style>
    <style:style style:name="T79" style:family="text">
      <style:text-properties officeooo:rsid="0079fabc" fo:background-color="transparent" loext:char-shading-value="0"/>
    </style:style>
    <style:style style:name="T80" style:family="text">
      <style:text-properties officeooo:rsid="007a3ca9" fo:background-color="transparent" loext:char-shading-value="0"/>
    </style:style>
    <style:style style:name="T81" style:family="text">
      <style:text-properties officeooo:rsid="007ba769" fo:background-color="transparent" loext:char-shading-value="0"/>
    </style:style>
    <style:style style:name="T82" style:family="text">
      <style:text-properties officeooo:rsid="007df7f5" fo:background-color="transparent" loext:char-shading-value="0"/>
    </style:style>
    <style:style style:name="T83" style:family="text">
      <style:text-properties officeooo:rsid="007f0989" fo:background-color="transparent" loext:char-shading-value="0"/>
    </style:style>
    <style:style style:name="T84" style:family="text">
      <style:text-properties officeooo:rsid="007f6dda" fo:background-color="transparent" loext:char-shading-value="0"/>
    </style:style>
    <style:style style:name="T85" style:family="text">
      <style:text-properties officeooo:rsid="007fc488" fo:background-color="transparent" loext:char-shading-value="0"/>
    </style:style>
    <style:style style:name="T86" style:family="text">
      <style:text-properties officeooo:rsid="007fc488"/>
    </style:style>
    <style:style style:name="T87" style:family="text">
      <style:text-properties officeooo:rsid="0080f70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8">Performance:!</text:p>
      <text:p text:style-name="P2"/>
      <text:p text:style-name="P1"><text:span text:style-name="T2">s</text:span><text:span text:style-name="T1">tep – num batches processed per epoch </text:span></text:p>
      <text:p text:style-name="P3">steps per epoch = <text:span text:style-name="T53">num batches =</text:span> epoch size/ batch size – <text:span text:style-name="T53">as weights udpated after every batch</text:span></text:p>
      <text:p text:style-name="P3"/>
      <text:p text:style-name="P4">Batch size – how many samples are processed before updating weights. <text:span text:style-name="T53">So num batches = epoch size/batch size</text:span></text:p>
      <text:p text:style-name="P4"/>
      <text:p text:style-name="P8">epoch size – total num of training samples available for that epoch – <text:span text:style-name="T54">we define this as dataloader generates pairs </text:span></text:p>
      <text:p text:style-name="P7">An epoch is one complete pass through the entire dataset during training </text:p>
      <text:p text:style-name="P4"/>
      <text:p text:style-name="P3">The DataLoader fetches data from the <text:span text:style-name="Source_20_Text">ProgressionDataset</text:span> by calling the <text:span text:style-name="Source_20_Text">__getitem__()</text:span> method for each batch. In <text:span text:style-name="Strong_20_Emphasis">train mode</text:span>, it generates pairs dynamically, and in <text:span text:style-name="Strong_20_Emphasis">validation/test mode</text:span>, it uses predefined image pairs. The transformation applied to images allows for preprocessing, and the DataLoader handles batching, shuffling, and multi-threaded data loading for efficient training.</text:p>
      <text:p text:style-name="P6"/>
      <text:p text:style-name="P9"/>
      <text:p text:style-name="P23"/>
      <text:p text:style-name="P67"><text:span text:style-name="T12">code </text:span><text:span text:style-name="T13">tests – </text:span><text:span text:style-name="T14">TESTS ARE WRONG BECAUSE WE WERE VALIDATING ON TEST DATA NOT VALIDATION DATA :( check pg 8 for correct results </text:span></text:p>
      <text:p text:style-name="P66"><text:span text:style-name="T10">test</text:span><text:span text:style-name="T4">: </text:span><text:span text:style-name="T3">batch size = 32, lr = 3*10e-4, epochs = 10, epoch size = 1400, </text:span></text:p>
      <text:p text:style-name="P10">accuracy = <text:span text:style-name="T55">33.33</text:span></text:p>
      <text:p text:style-name="P10"/>
      <text:p text:style-name="P14">decrease lr <text:span text:style-name="T56">and epoch size to train more quickly </text:span><text:span text:style-name="T59">and not overfit </text:span></text:p>
      <text:p text:style-name="P67"><text:span text:style-name="T10">test</text:span><text:span text:style-name="T4">: </text:span><text:span text:style-name="T3">batch size = 32, lr = </text:span><text:span text:style-name="T5">1</text:span><text:span text:style-name="T3">e-4, epochs = </text:span><text:span text:style-name="T5">15</text:span><text:span text:style-name="T3">, epoch size = </text:span><text:span text:style-name="T5">600</text:span><text:span text:style-name="T3">, </text:span></text:p>
      <text:p text:style-name="P11">accuracy = <text:span text:style-name="T56">37.76</text:span></text:p>
      <text:p text:style-name="P11"/>
      <text:p text:style-name="P11">Writing logs to logs/siamese_CNN/CNN_bn_bs=32_lr=0.0001_run_2</text:p>
      <text:p text:style-name="P11">validation loss: 1.19051, accuracy: 33.33</text:p>
      <text:p text:style-name="P11">epoch: [1], step: [0/19], batch loss: 1.17777, batch accuracy: 25.00, data load time: 0.56330, step time: 0.67404</text:p>
      <text:p text:style-name="P11">validation loss: 1.16058, accuracy: 33.53</text:p>
      <text:p text:style-name="P11">epoch: [2], step: [1/19], batch loss: 1.07334, batch accuracy: 31.25, data load time: 0.00177, step time: 0.65290</text:p>
      <text:p text:style-name="P11">validation loss: 1.13395, accuracy: 29.29</text:p>
      <text:p text:style-name="P11">epoch: [3], step: [2/19], batch loss: 1.01910, batch accuracy: 43.75, data load time: 0.00171, step time: 0.64469</text:p>
      <text:p text:style-name="P11">validation loss: 1.14598, accuracy: 31.98</text:p>
      <text:p text:style-name="P11">epoch: [4], step: [3/19], batch loss: 0.95153, batch accuracy: 62.50, data load time: 0.00176, step time: 0.64847</text:p>
      <text:p text:style-name="P11">validation loss: 1.13978, accuracy: 29.48</text:p>
      <text:p text:style-name="P11">epoch: [5], step: [4/19], batch loss: 0.94743, batch accuracy: 56.25, data load time: 0.00177, step time: 0.65615</text:p>
      <text:p text:style-name="P11">validation loss: 1.14148, accuracy: 31.41</text:p>
      <text:p text:style-name="P11"><text:soft-page-break/>epoch: [6], step: [5/19], batch loss: 0.90943, batch accuracy: 59.38, data load time: 0.00174, step time: 0.68756</text:p>
      <text:p text:style-name="P11">validation loss: 1.16048, accuracy: 30.44</text:p>
      <text:p text:style-name="P11">epoch: [7], step: [6/19], batch loss: 0.96255, batch accuracy: 40.62, data load time: 0.00187, step time: 0.67713</text:p>
      <text:p text:style-name="P11">validation loss: 1.16732, accuracy: 30.64</text:p>
      <text:p text:style-name="P11">epoch: [8], step: [7/19], batch loss: 1.00024, batch accuracy: 53.12, data load time: 0.00189, step time: 0.68301</text:p>
      <text:p text:style-name="P11">validation loss: 1.15687, accuracy: 28.90</text:p>
      <text:p text:style-name="P11">epoch: [9], step: [8/19], batch loss: 0.95278, batch accuracy: 37.50, data load time: 0.00172, step time: 0.67437</text:p>
      <text:p text:style-name="P11">validation loss: 1.13905, accuracy: 34.30</text:p>
      <text:p text:style-name="P11">epoch: [10], step: [9/19], batch loss: 0.84881, batch accuracy: 53.12, data load time: 0.00201, step time: 0.67651</text:p>
      <text:p text:style-name="P11">validation loss: 1.16519, accuracy: 31.41</text:p>
      <text:p text:style-name="P11">epoch: [11], step: [10/19], batch loss: 0.81845, batch accuracy: 50.00, data load time: 0.00173, step time: 0.67626</text:p>
      <text:p text:style-name="P11">validation loss: 1.20926, accuracy: 32.95</text:p>
      <text:p text:style-name="P11">epoch: [12], step: [11/19], batch loss: 0.85016, batch accuracy: 59.38, data load time: 0.00186, step time: 0.68190</text:p>
      <text:p text:style-name="P11">validation loss: 1.20609, accuracy: 36.42</text:p>
      <text:p text:style-name="P11">epoch: [13], step: [12/19], batch loss: 0.82434, batch accuracy: 62.50, data load time: 0.00186, step time: 0.69571</text:p>
      <text:p text:style-name="P11">validation loss: 1.20952, accuracy: 40.85</text:p>
      <text:p text:style-name="P11">epoch: [14], step: [13/19], batch loss: 0.84874, batch accuracy: 65.62, data load time: 0.00187, step time: 0.67053</text:p>
      <text:p text:style-name="P11">validation loss: 1.21976, accuracy: 37.76</text:p>
      <text:p text:style-name="P14"/>
      <text:p text:style-name="P15">validation loss increasing too much – model is too confident and being penalized for wrong guesses on unseen data</text:p>
      <text:p text:style-name="P15"/>
      <text:p text:style-name="P17"><text:s/></text:p>
      <text:p text:style-name="P68"><text:span text:style-name="T5">sixth</text:span><text:span text:style-name="T4"> test: </text:span><text:span text:style-name="T3">batch size = 32, lr = </text:span><text:span text:style-name="T5">1</text:span><text:span text:style-name="T3">e-4, epochs = </text:span><text:span text:style-name="T5">20</text:span><text:span text:style-name="T3">, epoch size = </text:span><text:span text:style-name="T5">750</text:span><text:span text:style-name="T3">, </text:span></text:p>
      <text:p text:style-name="P12">accuracy = <text:span text:style-name="T57">35.84</text:span></text:p>
      <text:p text:style-name="P9">validation loss: 1.50351, accuracy: 38.54</text:p>
      <text:p text:style-name="P9">epoch: [17], step: [11/24], batch loss: 0.50499, batch accuracy: 87.50, data load time: 0.00183, step time: 0.70229</text:p>
      <text:p text:style-name="P9">validation loss: 1.30109, accuracy: 36.03</text:p>
      <text:p text:style-name="P9">epoch: [18], step: [7/24], batch loss: 0.48777, batch accuracy: 84.38, data load time: 0.00175, step time: 0.71768</text:p>
      <text:p text:style-name="P9">validation loss: 1.57919, accuracy: 33.33</text:p>
      <text:p text:style-name="P9">epoch: [19], step: [3/24], batch loss: 0.46496, batch accuracy: 90.62, data load time: 0.00189, step time: 0.71587</text:p>
      <text:p text:style-name="P9">epoch: [19], step: [23/24], batch loss: 0.70489, batch accuracy: 78.57, data load time: 0.00081, step time: 0.30641</text:p>
      <text:p text:style-name="P9">validation loss: 1.53623, accuracy: 35.84</text:p>
      <text:p text:style-name="P9"/>
      <text:p text:style-name="P9"/>
      <text:p text:style-name="P15">so reduce epoch <text:span text:style-name="T63">size</text:span></text:p>
      <text:p text:style-name="P68"><text:soft-page-break/><text:span text:style-name="T9">test</text:span><text:span text:style-name="T6">: </text:span><text:span text:style-name="T3">batch size = 32, lr = </text:span><text:span text:style-name="T5">1</text:span><text:span text:style-name="T3">e-4, epochs = </text:span><text:span text:style-name="T5">20</text:span><text:span text:style-name="T3">, epoch size = </text:span><text:span text:style-name="T6">300</text:span><text:span text:style-name="T3">, </text:span></text:p>
      <text:p text:style-name="P13">accuracy <text:span text:style-name="T57">low, too low epoch size </text:span></text:p>
      <text:p text:style-name="P13"/>
      <text:p text:style-name="P13"/>
      <text:p text:style-name="P16"><text:span text:style-name="T60">test</text:span>:<text:span text:style-name="T58">batch size = 32, lr = 1e-4, epochs = 15, epoch size = 500</text:span></text:p>
      <text:p text:style-name="P18"/>
      <text:p text:style-name="P18">validation loss: 1.12017, accuracy: 33.33</text:p>
      <text:p text:style-name="P18">epoch: [1], step: [3/16], batch loss: 0.95792, batch accuracy: 59.38, data load time: 0.00171, step time: 0.64628</text:p>
      <text:p text:style-name="P18">validation loss: 1.24966, accuracy: 33.53</text:p>
      <text:p text:style-name="P18">epoch: [2], step: [7/16], batch loss: 1.06836, batch accuracy: 43.75, data load time: 0.00177, step time: 0.66963</text:p>
      <text:p text:style-name="P18">validation loss: 1.28311, accuracy: 32.95</text:p>
      <text:p text:style-name="P18">epoch: [3], step: [11/16], batch loss: 1.05969, batch accuracy: 37.50, data load time: 0.00182, step time: 0.66068</text:p>
      <text:p text:style-name="P18">validation loss: 1.20472, accuracy: 29.09</text:p>
      <text:p text:style-name="P18">epoch: [4], step: [15/16], batch loss: 1.02285, batch accuracy: 45.00, data load time: 0.00114, step time: 0.41021</text:p>
      <text:p text:style-name="P18">validation loss: 1.15446, accuracy: 31.60</text:p>
      <text:p text:style-name="P18">validation loss: 1.18173, accuracy: 34.68</text:p>
      <text:p text:style-name="P18">epoch: [6], step: [3/16], batch loss: 0.97248, batch accuracy: 43.75, data load time: 0.00176, step time: 0.68991</text:p>
      <text:p text:style-name="P18">validation loss: 1.14268, accuracy: 32.76</text:p>
      <text:p text:style-name="P18">epoch: [7], step: [7/16], batch loss: 0.98467, batch accuracy: 53.12, data load time: 0.00190, step time: 0.67923</text:p>
      <text:p text:style-name="P18">validation loss: 1.16864, accuracy: 31.79</text:p>
      <text:p text:style-name="P18">epoch: [8], step: [11/16], batch loss: 1.02814, batch accuracy: 43.75, data load time: 0.00174, step time: 0.67085</text:p>
      <text:p text:style-name="P18">validation loss: 1.18494, accuracy: 34.30</text:p>
      <text:p text:style-name="P18">epoch: [9], step: [15/16], batch loss: 1.00842, batch accuracy: 50.00, data load time: 0.00140, step time: 0.42279</text:p>
      <text:p text:style-name="P18">validation loss: 1.14245, accuracy: 31.41</text:p>
      <text:p text:style-name="P18">validation loss: 1.16788, accuracy: 34.87</text:p>
      <text:p text:style-name="P18">epoch: [11], step: [3/16], batch loss: 0.78987, batch accuracy: 65.62, data load time: 0.00184, step time: 0.67323</text:p>
      <text:p text:style-name="P18">validation loss: 1.21694, accuracy: 33.72</text:p>
      <text:p text:style-name="P18">epoch: [12], step: [7/16], batch loss: 0.89617, batch accuracy: 59.38, data load time: 0.00173, step time: 0.67297</text:p>
      <text:p text:style-name="P18">validation loss: 1.15034, accuracy: 36.42</text:p>
      <text:p text:style-name="P18">epoch: [13], step: [11/16], batch loss: 0.79509, batch accuracy: 71.88, data load time: 0.00182, step time: 0.67381</text:p>
      <text:p text:style-name="P18">validation loss: 1.22231, accuracy: 40.27</text:p>
      <text:p text:style-name="P18">epoch: [14], step: [15/16], batch loss: 0.83300, batch accuracy: 65.00, data load time: 0.00111, step time: 0.42229</text:p>
      <text:p text:style-name="P18">validation loss: 1.27643, accuracy: 34.10</text:p>
      <text:p text:style-name="P18"/>
      <text:p text:style-name="P74"><text:span text:style-name="T7">increase </text:span><text:span text:style-name="T18">num epochs</text:span><text:span text:style-name="T7"> to reach better convergence </text:span><text:span text:style-name="T18">and slightly increase epoch size without overfitting</text:span></text:p>
      <text:p text:style-name="P71"><text:span text:style-name="T9"><text:s/>test</text:span><text:span text:style-name="T6">: </text:span><text:span text:style-name="T3">batch size = 32, lr = </text:span><text:span text:style-name="T5">1</text:span><text:span text:style-name="T3">e-4, epochs = </text:span><text:span text:style-name="T7">30</text:span><text:span text:style-name="T3">, epoch size = </text:span><text:span text:style-name="T7">500</text:span><text:span text:style-name="T3">, </text:span></text:p>
      <text:p text:style-name="P16"><text:soft-page-break/></text:p>
      <text:p text:style-name="P16">Writing logs to logs/siamese_CNN/CNN_bn_bs=32_lr=0.0001_run_8</text:p>
      <text:p text:style-name="P16">validation loss: 1.15470, accuracy: 33.53</text:p>
      <text:p text:style-name="P16">epoch: [1], step: [3/16], batch loss: 1.04375, batch accuracy: 34.38, data load time: 0.00208, step time: 0.68505</text:p>
      <text:p text:style-name="P16">validation loss: 1.15764, accuracy: 31.79</text:p>
      <text:p text:style-name="P16">epoch: [2], step: [7/16], batch loss: 1.02141, batch accuracy: 53.12, data load time: 0.00200, step time: 0.66838</text:p>
      <text:p text:style-name="P16">validation loss: 1.24180, accuracy: 31.60</text:p>
      <text:p text:style-name="P16">epoch: [3], step: [11/16], batch loss: 1.00315, batch accuracy: 43.75, data load time: 0.00200, step time: 0.67515</text:p>
      <text:p text:style-name="P16">validation loss: 1.25680, accuracy: 31.79</text:p>
      <text:p text:style-name="P16">epoch: [4], step: [15/16], batch loss: 0.99756, batch accuracy: 55.00, data load time: 0.00116, step time: 0.41863</text:p>
      <text:p text:style-name="P16">validation loss: 1.12759, accuracy: 32.56</text:p>
      <text:p text:style-name="P16">validation loss: 1.17765, accuracy: 30.64</text:p>
      <text:p text:style-name="P16">epoch: [6], step: [3/16], batch loss: 1.00170, batch accuracy: 46.88, data load time: 0.00175, step time: 0.66951</text:p>
      <text:p text:style-name="P16">validation loss: 1.15966, accuracy: 30.25</text:p>
      <text:p text:style-name="P16">epoch: [7], step: [7/16], batch loss: 0.95360, batch accuracy: 46.88, data load time: 0.00174, step time: 0.67143</text:p>
      <text:p text:style-name="P16">validation loss: 1.16977, accuracy: 30.06</text:p>
      <text:p text:style-name="P16">epoch: [8], step: [11/16], batch loss: 0.97784, batch accuracy: 46.88, data load time: 0.00173, step time: 0.67286</text:p>
      <text:p text:style-name="P16">validation loss: 1.14570, accuracy: 28.13</text:p>
      <text:p text:style-name="P16">epoch: [9], step: [15/16], batch loss: 0.83999, batch accuracy: 60.00, data load time: 0.00111, step time: 0.42212</text:p>
      <text:p text:style-name="P16">validation loss: 1.16638, accuracy: 35.07</text:p>
      <text:p text:style-name="P16">validation loss: 1.17397, accuracy: 33.33</text:p>
      <text:p text:style-name="P16">epoch: [11], step: [3/16], batch loss: 1.07352, batch accuracy: 46.88, data load time: 0.00169, step time: 0.67556</text:p>
      <text:p text:style-name="P16">validation loss: 1.15111, accuracy: 37.38</text:p>
      <text:p text:style-name="P16">epoch: [12], step: [7/16], batch loss: 0.85000, batch accuracy: 56.25, data load time: 0.00185, step time: 0.67599</text:p>
      <text:p text:style-name="P16">validation loss: 1.17617, accuracy: 32.95</text:p>
      <text:p text:style-name="P16">epoch: [13], step: [11/16], batch loss: 0.89588, batch accuracy: 62.50, data load time: 0.00175, step time: 0.67668</text:p>
      <text:p text:style-name="P16">validation loss: 1.16188, accuracy: 39.50</text:p>
      <text:p text:style-name="P16">epoch: [14], step: [15/16], batch loss: 0.94509, batch accuracy: 45.00, data load time: 0.00112, step time: 0.42001</text:p>
      <text:p text:style-name="P16">validation loss: 1.17106, accuracy: 36.80</text:p>
      <text:p text:style-name="P16">validation loss: 1.22989, accuracy: 35.65</text:p>
      <text:p text:style-name="P16">epoch: [16], step: [3/16], batch loss: 0.92088, batch accuracy: 53.12, data load time: 0.00177, step time: 0.67624</text:p>
      <text:p text:style-name="P16">validation loss: 1.23316, accuracy: 33.53</text:p>
      <text:p text:style-name="P16">epoch: [17], step: [7/16], batch loss: 0.85154, batch accuracy: 53.12, data load time: 0.00175, step time: 0.68208</text:p>
      <text:p text:style-name="P16">validation loss: 1.13860, accuracy: 37.38</text:p>
      <text:p text:style-name="P16"><text:soft-page-break/>epoch: [18], step: [11/16], batch loss: 0.82831, batch accuracy: 65.62, data load time: 0.00172, step time: 0.67534</text:p>
      <text:p text:style-name="P16">validation loss: 1.23901, accuracy: 31.21</text:p>
      <text:p text:style-name="P16">epoch: [19], step: [15/16], batch loss: 0.71435, batch accuracy: 70.00, data load time: 0.00112, step time: 0.42102</text:p>
      <text:p text:style-name="P16">validation loss: 1.20723, accuracy: 39.11</text:p>
      <text:p text:style-name="P16">validation loss: 1.25716, accuracy: 35.45</text:p>
      <text:p text:style-name="P16">epoch: [21], step: [3/16], batch loss: 0.77720, batch accuracy: 68.75, data load time: 0.00172, step time: 0.67651</text:p>
      <text:p text:style-name="P16">validation loss: 1.25079, accuracy: 37.76</text:p>
      <text:p text:style-name="P16">epoch: [22], step: [7/16], batch loss: 0.69805, batch accuracy: 65.62, data load time: 0.00185, step time: 0.67701</text:p>
      <text:p text:style-name="P16">validation loss: 1.39751, accuracy: 35.26</text:p>
      <text:p text:style-name="P16">epoch: [23], step: [11/16], batch loss: 0.90977, batch accuracy: 56.25, data load time: 0.00186, step time: 0.67508</text:p>
      <text:p text:style-name="P16">validation loss: 1.19806, accuracy: 40.08</text:p>
      <text:p text:style-name="P16">epoch: [24], step: [15/16], batch loss: 0.90660, batch accuracy: 75.00, data load time: 0.00112, step time: 0.42292</text:p>
      <text:p text:style-name="P16">validation loss: 1.33547, accuracy: 39.50</text:p>
      <text:p text:style-name="P16">validation loss: 1.21577, accuracy: 37.96</text:p>
      <text:p text:style-name="P16">epoch: [26], step: [3/16], batch loss: 0.54127, batch accuracy: 81.25, data load time: 0.00174, step time: 0.67606</text:p>
      <text:p text:style-name="P16">validation loss: 1.36794, accuracy: 35.65</text:p>
      <text:p text:style-name="P72">epoch: [27], step: [7/16], batch loss: 0.54732, batch accuracy: 75.00, data load time: 0.00177, step time: 0.67873</text:p>
      <text:p text:style-name="P72">validation loss: 1.25940, accuracy: 41.62</text:p>
      <text:p text:style-name="P16">epoch: [28], step: [11/16], batch loss: 0.67900, batch accuracy: 75.00, data load time: 0.00199, step time: 0.67877</text:p>
      <text:p text:style-name="P16">validation loss: 1.31521, accuracy: 32.18</text:p>
      <text:p text:style-name="P16">epoch: [29], step: [15/16], batch loss: 0.74221, batch accuracy: 65.00, data load time: 0.00109, step time: 0.42311</text:p>
      <text:p text:style-name="P16">validation loss: 1.31157, accuracy: 36.42</text:p>
      <text:p text:style-name="P16"/>
      <text:p text:style-name="P16"/>
      <text:p text:style-name="P22">reduce learning rate slightly </text:p>
      <text:p text:style-name="P21"><text:span text:style-name="T61">test</text:span><text:span text:style-name="T57">: </text:span><text:span text:style-name="T62">batch size </text:span><text:span text:style-name="T64">=</text:span><text:span text:style-name="T62"> 32, lr = </text:span><text:span text:style-name="T56">1</text:span><text:span text:style-name="T62">e-</text:span><text:span text:style-name="T64">5</text:span><text:span text:style-name="T62">, epochs = </text:span><text:span text:style-name="T58">30</text:span><text:span text:style-name="T62">, epoch size = </text:span><text:span text:style-name="T58">500 →</text:span><text:span text:style-name="T64"> not learning anything meaningful, lr too low</text:span></text:p>
      <text:p text:style-name="P21"/>
      <text:p text:style-name="P75"><text:span text:style-name="T9">test</text:span><text:span text:style-name="T6">: </text:span><text:span text:style-name="T3">batch size </text:span><text:span text:style-name="T19">=</text:span><text:span text:style-name="T3"> 32, lr = </text:span><text:span text:style-name="T5">1</text:span><text:span text:style-name="T3">e-</text:span><text:span text:style-name="T19">3</text:span><text:span text:style-name="T3">, epochs = </text:span><text:span text:style-name="T7">30</text:span><text:span text:style-name="T3">, epoch size = </text:span><text:span text:style-name="T20">1000</text:span><text:span text:style-name="T7"> →</text:span><text:span text:style-name="T19"> </text:span><text:span text:style-name="T21">high test accuracy, </text:span><text:span text:style-name="T22">very </text:span><text:span text:style-name="T21">low </text:span><text:span text:style-name="T22">and random </text:span><text:span text:style-name="T21">validation accuracy. </text:span><text:span text:style-name="T22">Between 31 and 33</text:span></text:p>
      <text:p text:style-name="P36"/>
      <text:p text:style-name="P76"><text:span text:style-name="T22">a</text:span><text:span text:style-name="T1">round 1e-4 is where the model trains best</text:span></text:p>
      <text:p text:style-name="P76"><text:span text:style-name="T8">test</text:span><text:span text:style-name="T1">: </text:span><text:span text:style-name="T3">batch size </text:span><text:span text:style-name="T19">=</text:span><text:span text:style-name="T3"> 32, lr = </text:span><text:span text:style-name="T1">2</text:span><text:span text:style-name="T3">e-</text:span><text:span text:style-name="T1">4</text:span><text:span text:style-name="T3">, epochs = </text:span><text:span text:style-name="T7">30</text:span><text:span text:style-name="T3">, epoch size = </text:span><text:span text:style-name="T20">1000</text:span><text:span text:style-name="T7"> </text:span></text:p>
      <text:p text:style-name="P76"><text:span text:style-name="T21">f</text:span><text:span text:style-name="T1">inal validation accuracy = 42.39</text:span></text:p>
      <text:p text:style-name="P37">epoch: [0], step: [19/32], batch loss: 1.07487, batch accuracy: 37.50, data load time: 0.00169, step time: 0.69147</text:p>
      <text:p text:style-name="P37">validation loss: 1.27549, accuracy: 33.33</text:p>
      <text:p text:style-name="P37"><text:soft-page-break/>epoch: [1], step: [7/32], batch loss: 1.11681, batch accuracy: 43.75, data load time: 0.00188, step time: 0.63248</text:p>
      <text:p text:style-name="P37">epoch: [1], step: [27/32], batch loss: 1.05159, batch accuracy: 34.38, data load time: 0.00166, step time: 0.63464</text:p>
      <text:p text:style-name="P37">validation loss: 1.12080, accuracy: 30.25</text:p>
      <text:p text:style-name="P37">epoch: [2], step: [15/32], batch loss: 1.05260, batch accuracy: 34.38, data load time: 0.00165, step time: 0.63808</text:p>
      <text:p text:style-name="P37">validation loss: 1.12394, accuracy: 32.95</text:p>
      <text:p text:style-name="P37">epoch: [3], step: [3/32], batch loss: 1.04293, batch accuracy: 40.62, data load time: 0.00195, step time: 0.64331</text:p>
      <text:p text:style-name="P37">epoch: [3], step: [23/32], batch loss: 0.95843, batch accuracy: 50.00, data load time: 0.00165, step time: 0.64278</text:p>
      <text:p text:style-name="P37">validation loss: 1.17979, accuracy: 36.42</text:p>
      <text:p text:style-name="P37">epoch: [4], step: [11/32], batch loss: 1.04327, batch accuracy: 46.88, data load time: 0.00166, step time: 0.64317</text:p>
      <text:p text:style-name="P37">epoch: [4], step: [31/32], batch loss: 1.08222, batch accuracy: 50.00, data load time: 0.00048, step time: 0.16829</text:p>
      <text:p text:style-name="P37">validation loss: 1.25717, accuracy: 34.87</text:p>
      <text:p text:style-name="P37">epoch: [5], step: [19/32], batch loss: 0.87668, batch accuracy: 59.38, data load time: 0.00167, step time: 0.64624</text:p>
      <text:p text:style-name="P37">validation loss: 1.27464, accuracy: 32.95</text:p>
      <text:p text:style-name="P37">epoch: [6], step: [7/32], batch loss: 0.87257, batch accuracy: 56.25, data load time: 0.00170, step time: 0.64662</text:p>
      <text:p text:style-name="P37">epoch: [6], step: [27/32], batch loss: 0.74086, batch accuracy: 65.62, data load time: 0.00170, step time: 0.64731</text:p>
      <text:p text:style-name="P37">validation loss: 1.29817, accuracy: 39.88</text:p>
      <text:p text:style-name="P37">epoch: [7], step: [15/32], batch loss: 1.05012, batch accuracy: 50.00, data load time: 0.00171, step time: 0.64691</text:p>
      <text:p text:style-name="P37">validation loss: 1.25331, accuracy: 31.41</text:p>
      <text:p text:style-name="P37">epoch: [8], step: [3/32], batch loss: 0.85299, batch accuracy: 62.50, data load time: 0.00174, step time: 0.64839</text:p>
      <text:p text:style-name="P37">epoch: [8], step: [23/32], batch loss: 0.83783, batch accuracy: 50.00, data load time: 0.00166, step time: 0.64875</text:p>
      <text:p text:style-name="P37">validation loss: 1.17110, accuracy: 33.91</text:p>
      <text:p text:style-name="P37">epoch: [9], step: [11/32], batch loss: 0.89543, batch accuracy: 59.38, data load time: 0.00165, step time: 0.64928</text:p>
      <text:p text:style-name="P37">epoch: [9], step: [31/32], batch loss: 1.21718, batch accuracy: 50.00, data load time: 0.00047, step time: 0.17032</text:p>
      <text:p text:style-name="P37">validation loss: 1.29158, accuracy: 39.31</text:p>
      <text:p text:style-name="P37">epoch: [10], step: [19/32], batch loss: 1.00534, batch accuracy: 53.12, data load time: 0.00167, step time: 0.64853</text:p>
      <text:p text:style-name="P37">validation loss: 1.23344, accuracy: 38.15</text:p>
      <text:p text:style-name="P37">epoch: [11], step: [7/32], batch loss: 0.92996, batch accuracy: 50.00, data load time: 0.00167, step time: 0.65014</text:p>
      <text:p text:style-name="P37">epoch: [11], step: [27/32], batch loss: 0.82043, batch accuracy: 62.50, data load time: 0.00165, step time: 0.65061</text:p>
      <text:p text:style-name="P37">validation loss: 1.16214, accuracy: 43.55</text:p>
      <text:p text:style-name="P37">epoch: [12], step: [15/32], batch loss: 0.60850, batch accuracy: 81.25, data load time: 0.00169, step time: 0.64974</text:p>
      <text:p text:style-name="P37"><text:soft-page-break/>validation loss: 1.21218, accuracy: 40.27</text:p>
      <text:p text:style-name="P37">epoch: [13], step: [3/32], batch loss: 0.76389, batch accuracy: 59.38, data load time: 0.00172, step time: 0.64969</text:p>
      <text:p text:style-name="P37">epoch: [13], step: [23/32], batch loss: 0.95925, batch accuracy: 53.12, data load time: 0.00172, step time: 0.64920</text:p>
      <text:p text:style-name="P37">validation loss: 1.76791, accuracy: 40.46</text:p>
      <text:p text:style-name="P37">epoch: [14], step: [11/32], batch loss: 0.80488, batch accuracy: 71.88, data load time: 0.00166, step time: 0.65468</text:p>
      <text:p text:style-name="P37">epoch: [14], step: [31/32], batch loss: 0.76993, batch accuracy: 62.50, data load time: 0.00047, step time: 0.16989</text:p>
      <text:p text:style-name="P37">validation loss: 1.51866, accuracy: 38.34</text:p>
      <text:p text:style-name="P37">epoch: [15], step: [19/32], batch loss: 0.80005, batch accuracy: 65.62, data load time: 0.00169, step time: 0.65102</text:p>
      <text:p text:style-name="P37">validation loss: 1.56566, accuracy: 38.92</text:p>
      <text:p text:style-name="P37">epoch: [16], step: [7/32], batch loss: 0.58435, batch accuracy: 65.62, data load time: 0.00167, step time: 0.64730</text:p>
      <text:p text:style-name="P37">epoch: [16], step: [27/32], batch loss: 0.75345, batch accuracy: 65.62, data load time: 0.00166, step time: 0.64850</text:p>
      <text:p text:style-name="P37">validation loss: 1.31405, accuracy: 42.77</text:p>
      <text:p text:style-name="P37">epoch: [17], step: [15/32], batch loss: 0.77402, batch accuracy: 56.25, data load time: 0.00167, step time: 0.65433</text:p>
      <text:p text:style-name="P37">validation loss: 1.40594, accuracy: 41.23</text:p>
      <text:p text:style-name="P37">epoch: [18], step: [3/32], batch loss: 0.97678, batch accuracy: 50.00, data load time: 0.00171, step time: 0.64889</text:p>
      <text:p text:style-name="P37">epoch: [18], step: [23/32], batch loss: 0.81303, batch accuracy: 75.00, data load time: 0.00166, step time: 0.64876</text:p>
      <text:p text:style-name="P37">validation loss: 1.45235, accuracy: 39.11</text:p>
      <text:p text:style-name="P37">epoch: [19], step: [11/32], batch loss: 0.51847, batch accuracy: 87.50, data load time: 0.00169, step time: 0.65010</text:p>
      <text:p text:style-name="P37">epoch: [19], step: [31/32], batch loss: 0.73163, batch accuracy: 50.00, data load time: 0.00072, step time: 0.17344</text:p>
      <text:p text:style-name="P37">validation loss: 1.53615, accuracy: 38.92</text:p>
      <text:p text:style-name="P37">epoch: [20], step: [19/32], batch loss: 0.40782, batch accuracy: 90.62, data load time: 0.00168, step time: 0.65164</text:p>
      <text:p text:style-name="P37">validation loss: 1.47745, accuracy: 39.11</text:p>
      <text:p text:style-name="P37">epoch: [21], step: [7/32], batch loss: 0.83470, batch accuracy: 65.62, data load time: 0.00168, step time: 0.64930</text:p>
      <text:p text:style-name="P37">epoch: [21], step: [27/32], batch loss: 0.50086, batch accuracy: 81.25, data load time: 0.00169, step time: 0.67061</text:p>
      <text:p text:style-name="P37">validation loss: 1.71780, accuracy: 43.35</text:p>
      <text:p text:style-name="P37">epoch: [22], step: [15/32], batch loss: 0.72022, batch accuracy: 62.50, data load time: 0.00183, step time: 0.66389</text:p>
      <text:p text:style-name="P37">validation loss: 1.69822, accuracy: 42.00</text:p>
      <text:p text:style-name="P37">epoch: [23], step: [3/32], batch loss: 0.74994, batch accuracy: 75.00, data load time: 0.00172, step time: 0.65395</text:p>
      <text:p text:style-name="P37">epoch: [23], step: [23/32], batch loss: 0.70489, batch accuracy: 75.00, data load time: 0.00169, step time: 0.65576</text:p>
      <text:p text:style-name="P37">validation loss: 1.60603, accuracy: 41.62</text:p>
      <text:p text:style-name="P37"><text:soft-page-break/>epoch: [24], step: [11/32], batch loss: 0.75348, batch accuracy: 71.88, data load time: 0.00170, step time: 0.66219</text:p>
      <text:p text:style-name="P37">epoch: [24], step: [31/32], batch loss: 0.94940, batch accuracy: 62.50, data load time: 0.00047, step time: 0.16985</text:p>
      <text:p text:style-name="P73">validation loss: 1.62710, accuracy: 46.44</text:p>
      <text:p text:style-name="P73">epoch: [25], step: [19/32], batch loss: 0.70735, batch accuracy: 68.75, data load time: 0.00169, step time: 0.65686</text:p>
      <text:p text:style-name="P73">validation loss: 1.29486, accuracy: 49.52</text:p>
      <text:p text:style-name="P73">epoch: [26], step: [7/32], batch loss: 0.48991, batch accuracy: 81.25, data load time: 0.00168, step time: 0.65829</text:p>
      <text:p text:style-name="P73">epoch: [26], step: [27/32], batch loss: 0.40873, batch accuracy: 87.50, data load time: 0.00169, step time: 0.65837</text:p>
      <text:p text:style-name="P73">validation loss: 1.27496, accuracy: 46.82</text:p>
      <text:p text:style-name="P73">epoch: [27], step: [15/32], batch loss: 0.45811, batch accuracy: 78.12, data load time: 0.00172, step time: 0.64968</text:p>
      <text:p text:style-name="P73">validation loss: 1.38423, accuracy: 46.82</text:p>
      <text:p text:style-name="P37">epoch: [28], step: [3/32], batch loss: 0.25083, batch accuracy: 93.75, data load time: 0.00169, step time: 0.64993</text:p>
      <text:p text:style-name="P37">epoch: [28], step: [23/32], batch loss: 0.30023, batch accuracy: 93.75, data load time: 0.00166, step time: 0.65078</text:p>
      <text:p text:style-name="P37">validation loss: 1.70075, accuracy: 39.31</text:p>
      <text:p text:style-name="P37">epoch: [29], step: [11/32], batch loss: 0.82911, batch accuracy: 68.75, data load time: 0.00173, step time: 0.64824</text:p>
      <text:p text:style-name="P37">epoch: [29], step: [31/32], batch loss: 0.33633, batch accuracy: 87.50, data load time: 0.00049, step time: 0.16871</text:p>
      <text:p text:style-name="P37">validation loss: 1.50723, accuracy: 42.39</text:p>
      <text:p text:style-name="P37"/>
      <text:p text:style-name="P37"/>
      <text:p text:style-name="P80"><text:span text:style-name="T15">U</text:span><text:span text:style-name="T14">SING VALIDATION </text:span><text:span text:style-name="T17">AS VALIDATION SET NOT TESTING SET (SO CORRECT WAY)</text:span></text:p>
      <text:p text:style-name="P25"/>
      <text:p text:style-name="P77"><text:span text:style-name="T11">test</text:span><text:span text:style-name="T22">: </text:span><text:span text:style-name="T3">batch size </text:span><text:span text:style-name="T19">=</text:span><text:span text:style-name="T3"> 32, lr = </text:span><text:span text:style-name="T22">3</text:span><text:span text:style-name="T3">e-</text:span><text:span text:style-name="T22">4</text:span><text:span text:style-name="T3">, epochs = </text:span><text:span text:style-name="T22">60</text:span><text:span text:style-name="T3">, epoch size = </text:span><text:span text:style-name="T20">1000</text:span><text:span text:style-name="T7"> </text:span></text:p>
      <text:p text:style-name="P19"/>
      <text:p text:style-name="P77"><text:span text:style-name="T7">*</text:span><text:span text:style-name="T23">at 30 epochs, validation accuracy is 46.82 so this lr is already better than previous </text:span></text:p>
      <text:p text:style-name="P39"/>
      <text:p text:style-name="P76"><text:span text:style-name="T21">final validation accuracy </text:span><text:span text:style-name="T1">= </text:span><text:span text:style-name="T27">53.76</text:span></text:p>
      <text:p text:style-name="P78"><text:span text:style-name="T24">f</text:span><text:span text:style-name="T1">inal test accuracy </text:span><text:span text:style-name="T25">=</text:span></text:p>
      <text:p text:style-name="P40">Test Loss: 1.74963, Test Accuracy: 45.66</text:p>
      <text:p text:style-name="P40"/>
      <text:p text:style-name="P78"><text:span text:style-name="T25">-</text:span><text:span text:style-name="T27">failed to generalize to new images </text:span></text:p>
      <text:p text:style-name="P41"/>
      <text:p text:style-name="P79"><text:span text:style-name="T25">b</text:span><text:span text:style-name="T1">atch accuracy on average = 84-90 – super high - </text:span><text:span text:style-name="T27">overfitting</text:span></text:p>
      <text:p text:style-name="P37"/>
      <text:p text:style-name="P79"><text:span text:style-name="T21">P</text:span><text:span text:style-name="T1">ROBLEM HERE – validation loss increases too quickly and optimal validation loss is found at maybe epoch 3. Meaning that we must decrease our learning rate in order to not early stop this early. </text:span></text:p>
      <text:p text:style-name="P23">Over fitting – when validation loss begins a sustained increase while the training loss continues to drop </text:p>
      <text:p text:style-name="P37"><text:soft-page-break/></text:p>
      <text:p text:style-name="P84"><text:span text:style-name="T21">r</text:span><text:span text:style-name="T28">educe lr and epoch num</text:span></text:p>
      <text:p text:style-name="P80"><text:span text:style-name="T11">test</text:span><text:span text:style-name="T22">: </text:span><text:span text:style-name="T3">batch size </text:span><text:span text:style-name="T19">=</text:span><text:span text:style-name="T3"> 32, lr = </text:span><text:span text:style-name="T26">1</text:span><text:span text:style-name="T3">e-</text:span><text:span text:style-name="T22">4</text:span><text:span text:style-name="T3">, epochs = </text:span><text:span text:style-name="T26">3</text:span><text:span text:style-name="T22">0</text:span><text:span text:style-name="T3">, epoch size = </text:span><text:span text:style-name="T20">1000</text:span><text:span text:style-name="T7"> </text:span></text:p>
      <text:p text:style-name="P81"><text:span text:style-name="T21">l</text:span><text:span text:style-name="T1">eave epoch size as is</text:span></text:p>
      <text:p text:style-name="P37"/>
      <text:p text:style-name="P37">Test Loss: 1.63916, Test Accuracy: 39.50%</text:p>
      <text:p text:style-name="P37"/>
      <text:p text:style-name="P37"/>
      <text:p text:style-name="P37"/>
      <text:p text:style-name="P82"><text:span text:style-name="T15">t</text:span><text:span text:style-name="T8">est</text:span><text:span text:style-name="T1">: implement early stopping – maybe after 1</text:span><text:span text:style-name="T29">5</text:span><text:span text:style-name="T1"> epochs if validation loss hasn’t decreased then stop and use the weights recorded there </text:span></text:p>
      <text:p text:style-name="P83"><text:span text:style-name="T3">batch size </text:span><text:span text:style-name="T19">=</text:span><text:span text:style-name="T3"> 32, lr = </text:span><text:span text:style-name="T30">5e-5</text:span><text:span text:style-name="T3">, epochs = </text:span><text:span text:style-name="T26">3</text:span><text:span text:style-name="T22">0</text:span><text:span text:style-name="T3">, epoch size = </text:span><text:span text:style-name="T20">1000</text:span></text:p>
      <text:p text:style-name="P42"/>
      <text:p text:style-name="P42"/>
      <text:p text:style-name="P82"><text:span text:style-name="T1">Test Loss: 1.15237, Test Accuracy: 31.21% - </text:span><text:span text:style-name="T30">stopping way too early, decrease lr </text:span><text:span text:style-name="T31">(this was when we early stopped at lowest test loss)</text:span></text:p>
      <text:p text:style-name="P43"/>
      <text:p text:style-name="P43"/>
      <text:p text:style-name="P85"><text:span text:style-name="T16">test</text:span><text:span text:style-name="T30">: <text:s text:c="2"/></text:span><text:span text:style-name="T3">batch size </text:span><text:span text:style-name="T19">=</text:span><text:span text:style-name="T3"> 32, lr = </text:span><text:span text:style-name="T30">5e-5</text:span><text:span text:style-name="T3">, epochs = </text:span><text:span text:style-name="T26">3</text:span><text:span text:style-name="T22">0</text:span><text:span text:style-name="T3">, epoch size = </text:span><text:span text:style-name="T20">1000</text:span></text:p>
      <text:p text:style-name="P44">FINAL TEST RESULTS** (Using Best Saved Model)</text:p>
      <text:p text:style-name="P85"><text:span text:style-name="T20">Test Loss: 1.14234, Test Accuracy: 30.64% </text:span><text:span text:style-name="T31">(when we early stopped at lowest test loss)</text:span></text:p>
      <text:p text:style-name="P44"/>
      <text:p text:style-name="P44"/>
      <text:p text:style-name="P43">me: 0.00170, step time: 0.65331</text:p>
      <text:p text:style-name="P43">epoch: [18], step: [23/32], batch loss: 0.50344, batch accuracy: 81.25, data load time: 0.00202, step time: 0.65523</text:p>
      <text:p text:style-name="P43">validation loss: 1.40039, accuracy: 36.56</text:p>
      <text:p text:style-name="P43">Validation loss did not improve. Patience: 11/20</text:p>
      <text:p text:style-name="P43">epoch: [19], step: [11/32], batch loss: 0.66545, batch accuracy: 75.00, data load time: 0.00176, step time: 0.64964</text:p>
      <text:p text:style-name="P43">epoch: [19], step: [31/32], batch loss: 0.79864, batch accuracy: 62.50, data load time: 0.00048, step time: 0.16965</text:p>
      <text:p text:style-name="P43">validation loss: 1.17703, accuracy: 44.62</text:p>
      <text:p text:style-name="P43">Validation loss did not improve. Patience: 12/20</text:p>
      <text:p text:style-name="P43">epoch: [20], step: [19/32], batch loss: 0.40043, batch accuracy: 87.50, data load time: 0.00171, step time: 0.65221</text:p>
      <text:p text:style-name="P43">validation loss: 1.41267, accuracy: 39.25</text:p>
      <text:p text:style-name="P43">Validation loss did not improve. Patience: 13/20</text:p>
      <text:p text:style-name="P43">epoch: [21], step: [7/32], batch loss: 0.53898, batch accuracy: 81.25, data load time: 0.00175, step time: 0.65026</text:p>
      <text:p text:style-name="P43">epoch: [21], step: [27/32], batch loss: 0.59741, batch accuracy: 75.00, data load time: 0.00173, step time: 0.64957</text:p>
      <text:p text:style-name="P43">validation loss: 1.63086, accuracy: 45.70</text:p>
      <text:p text:style-name="P43">Validation loss did not improve. Patience: 14/20</text:p>
      <text:p text:style-name="P43">epoch: [22], step: [15/32], batch loss: 0.38759, batch accuracy: 87.50, data load time: 0.00167, step time: 0.65161</text:p>
      <text:p text:style-name="P43">validation loss: 1.21927, accuracy: 43.55</text:p>
      <text:p text:style-name="P43">Validation loss did not improve. Patience: 15/20</text:p>
      <text:p text:style-name="P43"><text:soft-page-break/>epoch: [23], step: [3/32], batch loss: 0.58743, batch accuracy: 71.88, data load time: 0.00205, step time: 0.65267</text:p>
      <text:p text:style-name="P43">epoch: [23], step: [23/32], batch loss: 0.47444, batch accuracy: 87.50, data load time: 0.00172, step time: 0.65106</text:p>
      <text:p text:style-name="P43">validation loss: 1.13833, accuracy: 48.92</text:p>
      <text:p text:style-name="P43">Validation loss did not improve. Patience: 16/20</text:p>
      <text:p text:style-name="P43">epoch: [24], step: [11/32], batch loss: 0.41455, batch accuracy: 81.25, data load time: 0.00167, step time: 0.65117</text:p>
      <text:p text:style-name="P43">epoch: [24], step: [31/32], batch loss: 0.71018, batch accuracy: 62.50, data load time: 0.00048, step time: 0.17009</text:p>
      <text:p text:style-name="P43">validation loss: 1.37015, accuracy: 34.41</text:p>
      <text:p text:style-name="P43">Validation loss did not improve. Patience: 17/20</text:p>
      <text:p text:style-name="P43">epoch: [25], step: [19/32], batch loss: 0.33077, batch accuracy: 93.75, data load time: 0.00169, step time: 0.65693</text:p>
      <text:p text:style-name="P43">validation loss: 1.26540, accuracy: 49.46</text:p>
      <text:p text:style-name="P43">Validation loss did not improve. Patience: 18/20</text:p>
      <text:p text:style-name="P43">epoch: [26], step: [7/32], batch loss: 0.50855, batch accuracy: 75.00, data load time: 0.00168, step time: 0.65054</text:p>
      <text:p text:style-name="P43">epoch: [26], step: [27/32], batch loss: 0.38504, batch accuracy: 93.75, data load time: 0.00170, step time: 0.65305</text:p>
      <text:p text:style-name="P43">validation loss: 1.33501, accuracy: 49.46</text:p>
      <text:p text:style-name="P43">Validation loss did not improve. Patience: 19/20</text:p>
      <text:p text:style-name="P43">epoch: [27], step: [15/32], batch loss: 0.29987, batch accuracy: 90.62, data load time: 0.00174, step time: 0.65172</text:p>
      <text:p text:style-name="P43">validation loss: 1.42222, accuracy: 50.54</text:p>
      <text:p text:style-name="P43">Validation loss did not improve. Patience: 20/20</text:p>
      <text:p text:style-name="P42"/>
      <text:p text:style-name="P46">***NOTE – CLOSE TERMINAL BEFORE RUNNING EVERYTIME AS SOMETIMES THIS WORKS BEST </text:p>
      <text:p text:style-name="P86"><text:span text:style-name="T1">get rid of early stopping </text:span><text:span text:style-name="T32">with validation loss – (maybe add validation accuracy later as low validation loss seems to correlate with higher validation accuracy) </text:span></text:p>
      <text:p text:style-name="P47"/>
      <text:p text:style-name="P87"><text:span text:style-name="T16">test</text:span><text:span text:style-name="T30">: <text:s text:c="2"/></text:span><text:span text:style-name="T3">batch size </text:span><text:span text:style-name="T19">=</text:span><text:span text:style-name="T3"> 32, lr = </text:span><text:span text:style-name="T30">5e-5</text:span><text:span text:style-name="T3">, epochs = </text:span><text:span text:style-name="T26">3</text:span><text:span text:style-name="T22">0</text:span><text:span text:style-name="T3">, epoch size = </text:span><text:span text:style-name="T20">1000</text:span></text:p>
      <text:p text:style-name="P45"/>
      <text:p text:style-name="P45">1, step time: 0.65320</text:p>
      <text:p text:style-name="P45">validation loss: 0.97175, accuracy: 50.00</text:p>
      <text:p text:style-name="P45">epoch: [21], step: [7/32], batch loss: 0.43932, batch accuracy: 84.38, data load time: 0.00193, step time: 0.66241</text:p>
      <text:p text:style-name="P45">epoch: [21], step: [27/32], batch loss: 0.39000, batch accuracy: 84.38, data load time: 0.00176, step time: 0.67212</text:p>
      <text:p text:style-name="P45">validation loss: 0.90525, accuracy: 59.68</text:p>
      <text:p text:style-name="P45">epoch: [22], step: [15/32], batch loss: 0.35827, batch accuracy: 90.62, data load time: 0.00170, step time: 0.66049</text:p>
      <text:p text:style-name="P45">validation loss: 1.14546, accuracy: 53.23</text:p>
      <text:p text:style-name="P45">epoch: [23], step: [3/32], batch loss: 0.44849, batch accuracy: 81.25, data load time: 0.00171, step time: 0.65231</text:p>
      <text:p text:style-name="P45">epoch: [23], step: [23/32], batch loss: 0.51052, batch accuracy: 87.50, data load time: 0.00170, step time: 0.65328</text:p>
      <text:p text:style-name="P45"><text:soft-page-break/>validation loss: 0.97917, accuracy: 52.69</text:p>
      <text:p text:style-name="P45">epoch: [24], step: [11/32], batch loss: 0.51106, batch accuracy: 81.25, data load time: 0.00170, step time: 0.65278</text:p>
      <text:p text:style-name="P45">epoch: [24], step: [31/32], batch loss: 0.71374, batch accuracy: 62.50, data load time: 0.00057, step time: 0.16943</text:p>
      <text:p text:style-name="P45">validation loss: 1.06478, accuracy: 47.85</text:p>
      <text:p text:style-name="P45">epoch: [25], step: [19/32], batch loss: 0.40304, batch accuracy: 87.50, data load time: 0.00171, step time: 0.65589</text:p>
      <text:p text:style-name="P45">validation loss: 1.16376, accuracy: 46.77</text:p>
      <text:p text:style-name="P45">epoch: [26], step: [7/32], batch loss: 0.51138, batch accuracy: 81.25, data load time: 0.00170, step time: 0.65310</text:p>
      <text:p text:style-name="P45">epoch: [26], step: [27/32], batch loss: 0.56851, batch accuracy: 75.00, data load time: 0.00166, step time: 0.65351</text:p>
      <text:p text:style-name="P45">validation loss: 1.50865, accuracy: 40.32</text:p>
      <text:p text:style-name="P45">epoch: [27], step: [15/32], batch loss: 0.48039, batch accuracy: 87.50, data load time: 0.00167, step time: 0.65429</text:p>
      <text:p text:style-name="P45">validation loss: 1.23510, accuracy: 50.54</text:p>
      <text:p text:style-name="P45">epoch: [28], step: [3/32], batch loss: 0.22565, batch accuracy: 93.75, data load time: 0.00168, step time: 0.65213</text:p>
      <text:p text:style-name="P45">epoch: [28], step: [23/32], batch loss: 0.34969, batch accuracy: 90.62, data load time: 0.00169, step time: 0.65387</text:p>
      <text:p text:style-name="P45">validation loss: 1.15204, accuracy: 48.92</text:p>
      <text:p text:style-name="P45">epoch: [29], step: [11/32], batch loss: 0.35298, batch accuracy: 87.50, data load time: 0.00167, step time: 0.65480</text:p>
      <text:p text:style-name="P45">epoch: [29], step: [31/32], batch loss: 0.67753, batch accuracy: 62.50, data load time: 0.00048, step time: 0.16827</text:p>
      <text:p text:style-name="P45">validation loss: 1.00687, accuracy: 52.15</text:p>
      <text:p text:style-name="P48"/>
      <text:p text:style-name="P49">training well on validation set but not on training set</text:p>
      <text:p text:style-name="P49">Test Loss: 1.47916, Test Accuracy: 38.15%</text:p>
      <text:p text:style-name="P49"/>
      <text:p text:style-name="P49"/>
      <text:p text:style-name="P24">test: </text:p>
      <text:p text:style-name="P49">lr above too weak so increase </text:p>
      <text:p text:style-name="P42">epoch: [0], step: [19/32], batch loss: 1.10918, batch accuracy: 40.62, data load time: 0.00171, step time: 0.62296</text:p>
      <text:p text:style-name="P42">validation loss: 1.16473, accuracy: 36.02</text:p>
      <text:p text:style-name="P42">epoch: [1], step: [7/32], batch loss: 1.13757, batch accuracy: 37.50, data load time: 0.00168, step time: 0.62883</text:p>
      <text:p text:style-name="P42">epoch: [1], step: [27/32], batch loss: 1.19089, batch accuracy: 34.38, data load time: 0.00165, step time: 0.62907</text:p>
      <text:p text:style-name="P42">validation loss: 1.09034, accuracy: 39.78</text:p>
      <text:p text:style-name="P42">epoch: [2], step: [15/32], batch loss: 1.03491, batch accuracy: 40.62, data load time: 0.00171, step time: 0.63531</text:p>
      <text:p text:style-name="P42">validation loss: 1.07486, accuracy: 39.25</text:p>
      <text:p text:style-name="P42">epoch: [3], step: [3/32], batch loss: 1.04004, batch accuracy: 46.88, data load time: 0.00168, step time: 0.63745</text:p>
      <text:p text:style-name="P42">epoch: [3], step: [23/32], batch loss: 1.00066, batch accuracy: 43.75, data load time: 0.00170, step time: 0.63666</text:p>
      <text:p text:style-name="P42"><text:soft-page-break/>validation loss: 1.03655, accuracy: 43.55</text:p>
      <text:p text:style-name="P42">epoch: [4], step: [11/32], batch loss: 0.83315, batch accuracy: 71.88, data load time: 0.00177, step time: 0.64054</text:p>
      <text:p text:style-name="P42">epoch: [4], step: [31/32], batch loss: 1.13022, batch accuracy: 37.50, data load time: 0.00048, step time: 0.16871</text:p>
      <text:p text:style-name="P42">validation loss: 1.02115, accuracy: 49.46</text:p>
      <text:p text:style-name="P42">epoch: [5], step: [19/32], batch loss: 0.94502, batch accuracy: 62.50, data load time: 0.00166, step time: 0.64332</text:p>
      <text:p text:style-name="P42">validation loss: 0.97061, accuracy: 55.38</text:p>
      <text:p text:style-name="P42">epoch: [6], step: [7/32], batch loss: 0.88467, batch accuracy: 59.38, data load time: 0.00169, step time: 0.64534</text:p>
      <text:p text:style-name="P42">epoch: [6], step: [27/32], batch loss: 0.87244, batch accuracy: 46.88, data load time: 0.00165, step time: 0.65034</text:p>
      <text:p text:style-name="P42">validation loss: 0.99059, accuracy: 43.55</text:p>
      <text:p text:style-name="P42">epoch: [7], step: [15/32], batch loss: 0.81600, batch accuracy: 56.25, data load time: 0.00167, step time: 0.64811</text:p>
      <text:p text:style-name="P42">validation loss: 1.10137, accuracy: 46.77</text:p>
      <text:p text:style-name="P42">epoch: [8], step: [3/32], batch loss: 0.89022, batch accuracy: 56.25, data load time: 0.00171, step time: 0.64684</text:p>
      <text:p text:style-name="P42">epoch: [8], step: [23/32], batch loss: 0.79039, batch accuracy: 62.50, data load time: 0.00169, step time: 0.64533</text:p>
      <text:p text:style-name="P42">validation loss: 1.00455, accuracy: 43.55</text:p>
      <text:p text:style-name="P42">epoch: [9], step: [11/32], batch loss: 0.70700, batch accuracy: 75.00, data load time: 0.00174, step time: 0.65118</text:p>
      <text:p text:style-name="P42">epoch: [9], step: [31/32], batch loss: 0.78778, batch accuracy: 37.50, data load time: 0.00047, step time: 0.17009</text:p>
      <text:p text:style-name="P42">validation loss: 1.06281, accuracy: 45.16</text:p>
      <text:p text:style-name="P42">epoch: [10], step: [19/32], batch loss: 0.90589, batch accuracy: 50.00, data load time: 0.00167, step time: 0.65036</text:p>
      <text:p text:style-name="P42">validation loss: 1.17742, accuracy: 45.16</text:p>
      <text:p text:style-name="P42">epoch: [11], step: [7/32], batch loss: 0.67412, batch accuracy: 68.75, data load time: 0.00169, step time: 0.64970</text:p>
      <text:p text:style-name="P42">epoch: [11], step: [27/32], batch loss: 0.78957, batch accuracy: 59.38, data load time: 0.00169, step time: 0.65028</text:p>
      <text:p text:style-name="P42">validation loss: 1.13499, accuracy: 43.01</text:p>
      <text:p text:style-name="P42">epoch: [12], step: [15/32], batch loss: 0.95915, batch accuracy: 50.00, data load time: 0.00170, step time: 0.64882</text:p>
      <text:p text:style-name="P42">validation loss: 1.01110, accuracy: 48.92</text:p>
      <text:p text:style-name="P42">epoch: [13], step: [3/32], batch loss: 0.89339, batch accuracy: 59.38, data load time: 0.00170, step time: 0.66395</text:p>
      <text:p text:style-name="P42">epoch: [13], step: [23/32], batch loss: 0.69119, batch accuracy: 71.88, data load time: 0.00169, step time: 0.65104</text:p>
      <text:p text:style-name="P42">validation loss: 1.24595, accuracy: 51.08</text:p>
      <text:p text:style-name="P42">epoch: [14], step: [11/32], batch loss: 0.70873, batch accuracy: 75.00, data load time: 0.00174, step time: 0.65031</text:p>
      <text:p text:style-name="P42">epoch: [14], step: [31/32], batch loss: 0.80142, batch accuracy: 62.50, data load time: 0.00047, step time: 0.16957</text:p>
      <text:p text:style-name="P42">validation loss: 1.22314, accuracy: 41.94</text:p>
      <text:p text:style-name="P42"><text:soft-page-break/>epoch: [15], step: [19/32], batch loss: 0.66108, batch accuracy: 68.75, data load time: 0.00166, step time: 0.64920</text:p>
      <text:p text:style-name="P42">validation loss: 1.17298, accuracy: 45.70</text:p>
      <text:p text:style-name="P42">epoch: [16], step: [7/32], batch loss: 0.79649, batch accuracy: 62.50, data load time: 0.00170, step time: 0.65022</text:p>
      <text:p text:style-name="P42">epoch: [16], step: [27/32], batch loss: 0.73438, batch accuracy: 65.62, data load time: 0.00167, step time: 0.64863</text:p>
      <text:p text:style-name="P42">validation loss: 1.22591, accuracy: 50.54</text:p>
      <text:p text:style-name="P42">epoch: [17], step: [15/32], batch loss: 0.56891, batch accuracy: 81.25, data load time: 0.00169, step time: 0.64944</text:p>
      <text:p text:style-name="P42">validation loss: 0.99659, accuracy: 48.92</text:p>
      <text:p text:style-name="P42">epoch: [18], step: [3/32], batch loss: 0.74209, batch accuracy: 65.62, data load time: 0.00175, step time: 0.64888</text:p>
      <text:p text:style-name="P42">epoch: [18], step: [23/32], batch loss: 0.76945, batch accuracy: 75.00, data load time: 0.00168, step time: 0.64845</text:p>
      <text:p text:style-name="P42">validation loss: 1.09104, accuracy: 44.62</text:p>
      <text:p text:style-name="P42">epoch: [19], step: [11/32], batch loss: 0.63300, batch accuracy: 71.88, data load time: 0.00166, step time: 0.65090</text:p>
      <text:p text:style-name="P42">epoch: [19], step: [31/32], batch loss: 0.46509, batch accuracy: 87.50, data load time: 0.00049, step time: 0.16926</text:p>
      <text:p text:style-name="P42">validation loss: 1.17015, accuracy: 51.61</text:p>
      <text:p text:style-name="P42">epoch: [20], step: [19/32], batch loss: 0.64685, batch accuracy: 81.25, data load time: 0.00168, step time: 0.64803</text:p>
      <text:p text:style-name="P42">validation loss: 1.17653, accuracy: 53.76</text:p>
      <text:p text:style-name="P42">epoch: [21], step: [7/32], batch loss: 0.77731, batch accuracy: 62.50, data load time: 0.00168, step time: 0.65075</text:p>
      <text:p text:style-name="P42">epoch: [21], step: [27/32], batch loss: 0.58595, batch accuracy: 68.75, data load time: 0.00172, step time: 0.65476</text:p>
      <text:p text:style-name="P42">validation loss: 1.38207, accuracy: 46.77</text:p>
      <text:p text:style-name="P42">epoch: [22], step: [15/32], batch loss: 0.67418, batch accuracy: 65.62, data load time: 0.00166, step time: 0.64959</text:p>
      <text:p text:style-name="P42">validation loss: 1.25210, accuracy: 48.39</text:p>
      <text:p text:style-name="P42">epoch: [23], step: [3/32], batch loss: 0.71384, batch accuracy: 71.88, data load time: 0.00171, step time: 0.64768</text:p>
      <text:p text:style-name="P42">epoch: [23], step: [23/32], batch loss: 0.37094, batch accuracy: 90.62, data load time: 0.00171, step time: 0.64785</text:p>
      <text:p text:style-name="P42">validation loss: 1.32483, accuracy: 50.00</text:p>
      <text:p text:style-name="P42">epoch: [24], step: [11/32], batch loss: 0.51529, batch accuracy: 78.12, data load time: 0.00174, step time: 0.64757</text:p>
      <text:p text:style-name="P42">epoch: [24], step: [31/32], batch loss: 0.40852, batch accuracy: 87.50, data load time: 0.00052, step time: 0.16971</text:p>
      <text:p text:style-name="P42">validation loss: 1.48185, accuracy: 45.70</text:p>
      <text:p text:style-name="P42">epoch: [25], step: [19/32], batch loss: 0.50805, batch accuracy: 87.50, data load time: 0.00168, step time: 0.64706</text:p>
      <text:p text:style-name="P42">validation loss: 1.20926, accuracy: 43.01</text:p>
      <text:p text:style-name="P42">epoch: [26], step: [7/32], batch loss: 0.87137, batch accuracy: 65.62, data load time: 0.00170, step time: 0.64895</text:p>
      <text:p text:style-name="P42">epoch: [26], step: [27/32], batch loss: 0.41262, batch accuracy: 84.38, data load time: 0.00180, step time: 0.66243</text:p>
      <text:p text:style-name="P42"><text:soft-page-break/>validation loss: 1.22330, accuracy: 51.61</text:p>
      <text:p text:style-name="P42">epoch: [27], step: [15/32], batch loss: 0.68898, batch accuracy: 68.75, data load time: 0.00175, step time: 0.64700</text:p>
      <text:p text:style-name="P42">validation loss: 1.17338, accuracy: 58.60</text:p>
      <text:p text:style-name="P42">epoch: [28], step: [3/32], batch loss: 0.56035, batch accuracy: 81.25, data load time: 0.00172, step time: 0.64636</text:p>
      <text:p text:style-name="P42">epoch: [28], step: [23/32], batch loss: 0.50765, batch accuracy: 78.12, data load time: 0.00168, step time: 0.64479</text:p>
      <text:p text:style-name="P42">validation loss: 1.54211, accuracy: 50.00</text:p>
      <text:p text:style-name="P42">epoch: [29], step: [11/32], batch loss: 0.45012, batch accuracy: 84.38, data load time: 0.00170, step time: 0.64970</text:p>
      <text:p text:style-name="P42">epoch: [29], step: [31/32], batch loss: 0.54829, batch accuracy: 87.50, data load time: 0.00048, step time: 0.16887</text:p>
      <text:p text:style-name="P42">validation loss: 1.17160, accuracy: 53.23</text:p>
      <text:p text:style-name="P42"/>
      <text:p text:style-name="P42">Test Loss: 1.41067, Test Accuracy: 40.85%</text:p>
      <text:p text:style-name="P42"/>
      <text:p text:style-name="P42"/>
      <text:p text:style-name="P26">TEST:</text:p>
      <text:p text:style-name="P51">epochs = 30, lr= 3e-4, batch size = 32, epoch size = 1000</text:p>
      <text:p text:style-name="P50">DOES NOT SEEM TO BE OVER FITTING THE TEST DATA. SO BATCH ACCURACY IN RANGE OF 60-75</text:p>
      <text:p text:style-name="P51"/>
      <text:p text:style-name="P26"/>
      <text:p text:style-name="P51">test accuracy = 41.04 percent</text:p>
      <text:p text:style-name="P51"/>
      <text:p text:style-name="P51">increase num epochs and lr a bit</text:p>
      <text:p text:style-name="P51"/>
      <text:p text:style-name="P51"/>
      <text:p text:style-name="P52">AT LR = 3e-4, we had same test accuracy</text:p>
      <text:p text:style-name="P27">TEST</text:p>
      <text:p text:style-name="P51">epochs = 60, lr = 4e-4, batch size = 32, epoch size = 1000</text:p>
      <text:p text:style-name="P51"/>
      <text:p text:style-name="P88"><text:span text:style-name="T34">towards end of epochs, batch accuracies between 70-90 </text:span><text:span text:style-name="T35">which suggests some over <text:s text:c="2"/>fitting. Batch loss generally decreases as well over the 60 epochs – model learning training data effectively but overfitting so decrease num epochs </text:span></text:p>
      <text:p text:style-name="P51"/>
      <text:p text:style-name="P51">test accuracy: <text:span text:style-name="T65">45.66</text:span></text:p>
      <text:p text:style-name="P27"/>
      <text:p text:style-name="P27"/>
      <text:p text:style-name="P52">so lr not a limiting factor, lets change some other hyperparameters</text:p>
      <text:p text:style-name="P28">TEST</text:p>
      <text:p text:style-name="P53">-decrease num epochs</text:p>
      <text:p text:style-name="P53">-add weight decay (penalises large weights) = 1e-4</text:p>
      <text:p text:style-name="P53">- use lr = 3e-4</text:p>
      <text:p text:style-name="P53"/>
      <text:p text:style-name="P89"><text:span text:style-name="T36">epochs = </text:span><text:span text:style-name="T35">20</text:span><text:span text:style-name="T36">, lr = </text:span><text:span text:style-name="T35">3</text:span><text:span text:style-name="T36">e-4, batch size = 32, epoch size = 1000</text:span></text:p>
      <text:p text:style-name="P37"/>
      <text:p text:style-name="P60"><text:soft-page-break/>batch accuracies between 40 and 60 percent so defo less over fitting</text:p>
      <text:p text:style-name="P60"/>
      <text:p text:style-name="P60"/>
      <text:p text:style-name="P60">test accuracy = 41.81 %</text:p>
      <text:p text:style-name="P60"/>
      <text:p text:style-name="P29">TEST</text:p>
      <text:p text:style-name="P90"><text:span text:style-name="T35">-</text:span><text:span text:style-name="T37">increase</text:span><text:span text:style-name="T35"> num epochs</text:span></text:p>
      <text:p text:style-name="P54">- <text:span text:style-name="T66">weight decay </text:span>= 1e-4</text:p>
      <text:p text:style-name="P54">- use lr = 3e-4</text:p>
      <text:p text:style-name="P54"/>
      <text:p text:style-name="P90"><text:span text:style-name="T36">epochs = </text:span><text:span text:style-name="T37">50</text:span><text:span text:style-name="T36">, lr = </text:span><text:span text:style-name="T35">3</text:span><text:span text:style-name="T36">e-4, batch size = 32, epoch size = 1000</text:span></text:p>
      <text:p text:style-name="P58">overfit the batch too much</text:p>
      <text:p text:style-name="P58"/>
      <text:p text:style-name="P57">test accuracy <text:span text:style-name="T67">= 40.66 %</text:span></text:p>
      <text:p text:style-name="P57"/>
      <text:p text:style-name="P57"/>
      <text:p text:style-name="P30">TEST – <text:span text:style-name="T67">reduce epoch size </text:span></text:p>
      <text:p text:style-name="P91"><text:span text:style-name="T36">epochs = </text:span><text:span text:style-name="T38">5</text:span><text:span text:style-name="T36">0, lr = 4e-4, batch size = 32, epoch size = </text:span><text:span text:style-name="T38">800</text:span></text:p>
      <text:p text:style-name="P55">remove weight decay</text:p>
      <text:p text:style-name="P38"/>
      <text:p text:style-name="P38">*<text:span text:style-name="T67">when batch accuracy gets higher, validation accuracy tends to decrease </text:span><text:span text:style-name="T68">s</text:span><text:span text:style-name="T67">lightly </text:span></text:p>
      <text:p text:style-name="P59">post epoch 40 – batch accuracies tend to increase a lot more </text:p>
      <text:p text:style-name="P59"/>
      <text:p text:style-name="P59">test accuracy = 45.86 %</text:p>
      <text:p text:style-name="P59"/>
      <text:p text:style-name="P59">reduce epoch size by half <text:span text:style-name="T69">and increase lr slightly</text:span></text:p>
      <text:p text:style-name="P31">TEST</text:p>
      <text:p text:style-name="P92"><text:span text:style-name="T36">epochs = </text:span><text:span text:style-name="T39">25</text:span><text:span text:style-name="T36">, lr = </text:span><text:span text:style-name="T39">5</text:span><text:span text:style-name="T36">e-4, batch size = 32, epoch size = </text:span><text:span text:style-name="T38">800</text:span></text:p>
      <text:p text:style-name="P56"/>
      <text:p text:style-name="P61">Test accuracy = 33.14 %</text:p>
      <text:p text:style-name="P61"/>
      <text:p text:style-name="P32">TEST</text:p>
      <text:p text:style-name="P61">INCREASE EPOCH SIZE – to increase generalization <text:span text:style-name="T70">= <text:s/>1600</text:span></text:p>
      <text:p text:style-name="P61">go back down to lr = 4e-4</text:p>
      <text:p text:style-name="P93"><text:span text:style-name="T50">epochs </text:span><text:span text:style-name="T51">= 45</text:span><text:span text:style-name="T50"> </text:span></text:p>
      <text:p text:style-name="P94"><text:span text:style-name="T50">b</text:span><text:span text:style-name="T1">atch size = 32</text:span></text:p>
      <text:p text:style-name="P99"/>
      <text:p text:style-name="P95"><text:span text:style-name="T1">test accuracy </text:span><text:span text:style-name="T52">= 40.66 %</text:span></text:p>
      <text:p text:style-name="P101"/>
      <text:p text:style-name="P102">TEST</text:p>
      <text:p text:style-name="P96"><text:span text:style-name="T36">epochs = </text:span><text:span text:style-name="T38">5</text:span><text:span text:style-name="T36">0, lr = 4e-4, batch size = 32, epoch size = </text:span><text:span text:style-name="T40">1000</text:span></text:p>
      <text:p text:style-name="P61"/>
      <text:p text:style-name="P63">test accuracy: 47.59 %</text:p>
      <text:p text:style-name="P63"/>
      <text:p text:style-name="P63"/>
      <text:p text:style-name="P63"/>
      <text:p text:style-name="P63"/>
      <text:p text:style-name="P63"/>
      <text:p text:style-name="P34"><text:soft-page-break/>SET RANDOM SEED THE SAME EVERY TIME TO ACTUALLY BE ABLE TO TEST PARAMETERS!!!</text:p>
      <text:p text:style-name="P33"/>
      <text:p text:style-name="P33">TEST</text:p>
      <text:p text:style-name="P62"><text:span text:style-name="T73">epochs = </text:span><text:span text:style-name="T74">5</text:span><text:span text:style-name="T73">0, lr = 4e-4, batch size = 32, epoch size = </text:span><text:span text:style-name="T75">1</text:span><text:span text:style-name="T76">0</text:span><text:span text:style-name="T75">00 </text:span><text:span text:style-name="T77">again to see if we get similar results</text:span></text:p>
      <text:p text:style-name="P109"/>
      <text:p text:style-name="P64"><text:span text:style-name="T77">R</text:span><text:span text:style-name="T72">ESULT: </text:span></text:p>
      <text:p text:style-name="P65"><text:span text:style-name="T77">3</text:span><text:span text:style-name="T72">6.03</text:span></text:p>
      <text:p text:style-name="P109"/>
      <text:p text:style-name="P64"><text:span text:style-name="T77">I</text:span><text:span text:style-name="T72">NCREASE EPOCH SIZE FOR NEXT TEST </text:span><text:span text:style-name="T78">and decrease LR </text:span><text:span text:style-name="T79">TO NOT OVERFIT</text:span></text:p>
      <text:p text:style-name="P35"><text:span text:style-name="T71">T</text:span>EST</text:p>
      <text:p text:style-name="P97"><text:span text:style-name="T36">epochs = </text:span><text:span text:style-name="T38">5</text:span><text:span text:style-name="T36">0, lr = </text:span><text:span text:style-name="T42">2</text:span><text:span text:style-name="T36">e-4, batch size = 32, epoch size = </text:span><text:span text:style-name="T42">1500</text:span><text:span text:style-name="T40"> </text:span></text:p>
      <text:p text:style-name="P65"><text:span text:style-name="T77">R</text:span><text:span text:style-name="T72">ESULT: </text:span><text:span text:style-name="T78">47.59%</text:span></text:p>
      <text:p text:style-name="P65"><text:span text:style-name="T78"/></text:p>
      <text:p text:style-name="P118"><text:span text:style-name="T78">I</text:span><text:span text:style-name="T72">NCREASE EPOCH SIZE AGAIN</text:span></text:p>
      <text:p text:style-name="P103"><text:span text:style-name="T71">T</text:span>EST</text:p>
      <text:p text:style-name="P122"><text:span text:style-name="T36">epochs = </text:span><text:span text:style-name="T38">5</text:span><text:span text:style-name="T36">0, lr = </text:span><text:span text:style-name="T43">1.5</text:span><text:span text:style-name="T36">e-4, batch size = 32, epoch size = </text:span><text:span text:style-name="T43">2000</text:span><text:span text:style-name="T40"> </text:span></text:p>
      <text:p text:style-name="P111"><text:span text:style-name="T77">R</text:span><text:span text:style-name="T78">ESULT: </text:span><text:span text:style-name="T80">46.66%</text:span></text:p>
      <text:p text:style-name="P111"><text:span text:style-name="T80"/></text:p>
      <text:p text:style-name="P104"><text:span text:style-name="T71">T</text:span>EST</text:p>
      <text:p text:style-name="P123"><text:span text:style-name="T36">epochs = </text:span><text:span text:style-name="T38">5</text:span><text:span text:style-name="T36">0, lr = </text:span><text:span text:style-name="T42">2.</text:span><text:span text:style-name="T44">5</text:span><text:span text:style-name="T36">e-4, batch size = 32, epoch size = </text:span><text:span text:style-name="T45">2000</text:span><text:span text:style-name="T40"> </text:span></text:p>
      <text:p text:style-name="P112"><text:span text:style-name="T77">R</text:span><text:span text:style-name="T80">ESULT: </text:span><text:span text:style-name="T81">50.67 %</text:span></text:p>
      <text:p text:style-name="P119"><text:span text:style-name="T81">t</text:span><text:span text:style-name="T72">rain accuracy – 95-100 percent in final epochs</text:span></text:p>
      <text:p text:style-name="P119"><text:span text:style-name="T72">val/test accuracy – 50-60 percent in final epochs</text:span></text:p>
      <text:p text:style-name="P112"><text:span text:style-name="T81"/></text:p>
      <text:p text:style-name="P112"><text:span text:style-name="T81"/></text:p>
      <text:p text:style-name="P105"><text:span text:style-name="T71">T</text:span>EST</text:p>
      <text:p text:style-name="P124"><text:span text:style-name="T36">epochs = </text:span><text:span text:style-name="T38">5</text:span><text:span text:style-name="T36">0, lr = </text:span><text:span text:style-name="T42">2.</text:span><text:span text:style-name="T44">5</text:span><text:span text:style-name="T36">e-4, batch size = 32, epoch size = </text:span><text:span text:style-name="T45">2000</text:span><text:span text:style-name="T40"> </text:span></text:p>
      <text:p text:style-name="P124"><text:span text:style-name="T40"/></text:p>
      <text:p text:style-name="P125"><text:span text:style-name="T40">a</text:span><text:span text:style-name="T33">dd data normalization </text:span><text:span text:style-name="T46">and weight decay (penalise larger weights that could fit training noise perfectly)</text:span></text:p>
      <text:p text:style-name="P128"><text:span text:style-name="T47">w</text:span><text:span text:style-name="T33">eight decay = 1e-4</text:span></text:p>
      <text:p text:style-name="P124"><text:span text:style-name="T40"/></text:p>
      <text:p text:style-name="P124"><text:span text:style-name="T40"/></text:p>
      <text:p text:style-name="P113"><text:span text:style-name="T77">R</text:span><text:span text:style-name="T80">ESULT: </text:span><text:span text:style-name="T82">46.82 %</text:span></text:p>
      <text:p text:style-name="P113"><text:span text:style-name="T81"/></text:p>
      <text:p text:style-name="P111"><text:span text:style-name="T80"/></text:p>
      <text:p text:style-name="P106"><text:span text:style-name="T71">T</text:span>EST</text:p>
      <text:p text:style-name="P127"><text:span text:style-name="T36">epochs = </text:span><text:span text:style-name="T38">5</text:span><text:span text:style-name="T36">0, lr = </text:span><text:span text:style-name="T42">2.</text:span><text:span text:style-name="T44">5</text:span><text:span text:style-name="T36">e-4, batch size = 32, epoch size = </text:span><text:span text:style-name="T45">2000</text:span><text:span text:style-name="T40"> </text:span></text:p>
      <text:p text:style-name="P127"><text:span text:style-name="T40"/></text:p>
      <text:p text:style-name="P126"><text:span text:style-name="T40">a</text:span><text:span text:style-name="T33">dd data normalization </text:span><text:span text:style-name="T46">and weight decay (penalise larger weights that could fit training noise perfectly)</text:span></text:p>
      <text:p text:style-name="P128"><text:span text:style-name="T40">w</text:span><text:span text:style-name="T33">eight decay = 1e-5</text:span></text:p>
      <text:p text:style-name="P127"><text:span text:style-name="T40"/></text:p>
      <text:p text:style-name="P114"><text:span text:style-name="T77">R</text:span><text:span text:style-name="T80">ESULT: </text:span><text:span text:style-name="T83">47.98 %</text:span></text:p>
      <text:p text:style-name="P114"><text:span text:style-name="T83"/></text:p>
      <text:p text:style-name="P114"><text:span text:style-name="T83"/></text:p>
      <text:p text:style-name="P107"><text:span text:style-name="T71">T</text:span>EST</text:p>
      <text:p text:style-name="P131"><text:soft-page-break/><text:span text:style-name="T36">r</text:span><text:span text:style-name="T33">emove weight decay and add more data augmentation</text:span></text:p>
      <text:p text:style-name="P130"><text:span text:style-name="T36"/></text:p>
      <text:p text:style-name="P130"><text:span text:style-name="T36">epochs = </text:span><text:span text:style-name="T38">5</text:span><text:span text:style-name="T36">0, lr = </text:span><text:span text:style-name="T42">2.</text:span><text:span text:style-name="T44">5</text:span><text:span text:style-name="T36">e-4, batch size = 32, epoch size = </text:span><text:span text:style-name="T45">2000</text:span></text:p>
      <text:p text:style-name="P129"><text:span text:style-name="T33"/></text:p>
      <text:p text:style-name="P130"><text:span text:style-name="T40"/></text:p>
      <text:p text:style-name="P130"><text:span text:style-name="T41">R</text:span><text:span text:style-name="T44">ESULT: </text:span><text:span text:style-name="T48">45.28%</text:span></text:p>
      <text:p text:style-name="P130"><text:span text:style-name="T48"/></text:p>
      <text:p text:style-name="P130"><text:span text:style-name="T48"/></text:p>
      <text:p text:style-name="P108"><text:span text:style-name="T71">T</text:span>EST</text:p>
      <text:p text:style-name="P132"><text:span text:style-name="T36">epochs = </text:span><text:span text:style-name="T38">5</text:span><text:span text:style-name="T36">0, lr = </text:span><text:span text:style-name="T48">3</text:span><text:span text:style-name="T36">e-4, batch size = 32, epoch size = </text:span><text:span text:style-name="T48">3</text:span><text:span text:style-name="T45">000</text:span><text:span text:style-name="T40"> </text:span></text:p>
      <text:p text:style-name="P133"><text:span text:style-name="T40">w</text:span><text:span text:style-name="T33">eight_Decay = 1e-5</text:span></text:p>
      <text:p text:style-name="P132"><text:span text:style-name="T40"/></text:p>
      <text:p text:style-name="P132"><text:span text:style-name="T40"/></text:p>
      <text:p text:style-name="P132"><text:span text:style-name="T41">R</text:span><text:span text:style-name="T44">ESULT: </text:span><text:span text:style-name="T49">46.82 %</text:span></text:p>
      <text:p text:style-name="P132"><text:span text:style-name="T49"/></text:p>
      <text:p text:style-name="P132"><text:span text:style-name="T49"/></text:p>
      <text:p text:style-name="P134"><text:span text:style-name="T33">optimal parameters are</text:span></text:p>
      <text:p text:style-name="P135"><text:span text:style-name="T36">epochs = </text:span><text:span text:style-name="T38">5</text:span><text:span text:style-name="T36">0, lr = </text:span><text:span text:style-name="T42">2.</text:span><text:span text:style-name="T44">5</text:span><text:span text:style-name="T36">e-4, batch size = 32, epoch size = </text:span><text:span text:style-name="T45">2000</text:span><text:span text:style-name="T40"> </text:span></text:p>
      <text:p text:style-name="P116"><text:span text:style-name="T77">R</text:span><text:span text:style-name="T80">ESULT: </text:span><text:span text:style-name="T81">50.67 %</text:span></text:p>
      <text:p text:style-name="P116"><text:span text:style-name="T81"/></text:p>
      <text:p text:style-name="P121"><text:span text:style-name="T81">E</text:span><text:span text:style-name="T72">XTENSIONS </text:span></text:p>
      <text:p text:style-name="P120"><text:span text:style-name="T85"/></text:p>
      <text:p text:style-name="P115"><text:span text:style-name="T83"/></text:p>
      <text:p text:style-name="P115"><text:span text:style-name="T83"/></text:p>
      <text:p text:style-name="P100"/>
      <text:p text:style-name="P38"/>
      <text:p text:style-name="P60"/>
      <text:p text:style-name="P37"/>
      <text:p text:style-name="P37"/>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line-break/>implemented preprocessing to training dataset</text:p>
      <text:p text:style-name="P20"/>
      <text:p text:style-name="P20"><text:s/></text:p>
      <text:p text:style-name="P70"/>
      <text:p text:style-name="P69"><text:soft-page-break/></text:p>
      <text:p text:style-name="P16"/>
      <text:p text:style-name="P16"><text:line-break/> </text:p>
      <text:p text:style-name="P9"/>
      <text:p text:style-name="P9"/>
      <text:p text:style-name="P5"/>
      <text:p text:style-name="P5"/>
      <text:p text:style-name="P5">* Small batches (8-16) lead to noisy gradients, contributing to the high batch accuracy variance. A larger batch size stabilizes training.</text:p>
    </office:text>
  </office:body>
</office:document-content>
</file>

<file path=styles.xml><?xml version="1.0" encoding="utf-8"?>
<office:document-styles xmlns:grddl="http://www.w3.org/2003/g/data-view#" xmlns:xhtml="http://www.w3.org/1999/xhtml"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font-face-decls>
    <style:font-face style:name="Droid Sans Mono" svg:font-family="'Droid Sans Mono', monospace, monospace"/>
    <style:font-face style:name="Lohit Devanagari1" svg:font-family="'Lohit Devanagari'"/>
    <style:font-face style:name="sans-serif" svg:font-family="sans-serif"/>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GB" style:letter-kerning="true" style:font-name-asian="Calibri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GB" style:letter-kerning="true" style:font-name-asian="Calibri1"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Default_20_Paragraph_20_Font" style:display-name="Default Paragraph Font" style:family="text"/>
    <style:style style:name="ListLabel_20_1" style:display-name="ListLabel 1"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Valentina Velasco</meta:initial-creator>
    <meta:editing-cycles>30</meta:editing-cycles>
    <meta:creation-date>2025-11-19T12:56:00</meta:creation-date>
    <dc:date>2025-11-26T21:52:39.830451347</dc:date>
    <meta:editing-duration>PT22H25M2S</meta:editing-duration>
    <meta:generator>LibreOffice/6.4.7.2$Linux_X86_64 LibreOffice_project/40$Build-2</meta:generator>
    <meta:document-statistic meta:table-count="0" meta:image-count="0" meta:object-count="0" meta:page-count="18" meta:paragraph-count="483" meta:word-count="5187" meta:character-count="34339" meta:non-whitespace-character-count="2956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